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2.48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6.708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4.12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1.388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3.494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3.875cm"/>
    </style:style>
    <style:style style:name="co37" style:family="table-column">
      <style:table-column-properties fo:break-before="auto" style:column-width="4.528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1.307cm"/>
    </style:style>
    <style:style style:name="co43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1.143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6cm"/>
    </style:style>
    <style:style style:name="co47" style:family="table-column">
      <style:table-column-properties fo:break-before="auto" style:column-width="2.514cm"/>
    </style:style>
    <style:style style:name="co48" style:family="table-column">
      <style:table-column-properties fo:break-before="auto" style:column-width="1.469cm"/>
    </style:style>
    <style:style style:name="co49" style:family="table-column">
      <style:table-column-properties fo:break-before="auto" style:column-width="1.552cm"/>
    </style:style>
    <style:style style:name="co50" style:family="table-column">
      <style:table-column-properties fo:break-before="auto" style:column-width="1.034cm"/>
    </style:style>
    <style:style style:name="co51" style:family="table-column">
      <style:table-column-properties fo:break-before="auto" style:column-width="1.879cm"/>
    </style:style>
    <style:style style:name="co52" style:family="table-column">
      <style:table-column-properties fo:break-before="auto" style:column-width="1.605cm"/>
    </style:style>
    <style:style style:name="co53" style:family="table-column">
      <style:table-column-properties fo:break-before="auto" style:column-width="1.752cm"/>
    </style:style>
    <style:style style:name="co54" style:family="table-column">
      <style:table-column-properties fo:break-before="auto" style:column-width="0.988cm"/>
    </style:style>
    <style:style style:name="co55" style:family="table-column">
      <style:table-column-properties fo:break-before="auto" style:column-width="1.642cm"/>
    </style:style>
    <style:style style:name="co56" style:family="table-column">
      <style:table-column-properties fo:break-before="auto" style:column-width="1.288cm"/>
    </style:style>
    <style:style style:name="co57" style:family="table-column">
      <style:table-column-properties fo:break-before="auto" style:column-width="2.15cm"/>
    </style:style>
    <style:style style:name="co58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style="italic" style:font-style-asian="italic" style:font-style-complex="italic"/>
    </style:style>
    <style:style style:name="ce4" style:family="table-cell" style:parent-style-name="Default" style:data-style-name="N99"/>
    <style:style style:name="ce9" style:family="table-cell" style:parent-style-name="Default">
      <style:text-properties fo:color="#158466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158466" fo:font-style="italic" style:font-style-asian="italic" style:font-style-complex="italic"/>
    </style:style>
    <style:style style:name="ce4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4" style:family="table-cell" style:parent-style-name="Pivot_20_Table_20_Value" style:data-style-name="N0"/>
    <style:style style:name="ce5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58" style:family="table-cell" style:parent-style-name="Pivot_20_Table_20_Value" style:data-style-name="N11"/>
    <style:style style:name="ce59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60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0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directory</text:p>
          </table:table-cell>
          <table:table-cell table:style-name="ce2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_network_type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rainer_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rob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rob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rob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checkpoint_frequency</text:p>
          </table:table-cell>
          <table:table-cell table:style-name="ce1"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04.0185936481" calcext:value-type="float">
            <text:p>-104,0185936481</text:p>
          </table:table-cell>
          <table:table-cell office:value-type="float" office:value="-91.2478446075091" calcext:value-type="float">
            <text:p>-91,2478446075091</text:p>
          </table:table-cell>
          <table:table-cell office:value-type="string" calcext:value-type="string">
            <text:p>2020-05-25_11-36-07</text:p>
          </table:table-cell>
          <table:table-cell table:formula="of:=HYPERLINK(&quot;data/2020-05-25_11-36-07/plot.png&quot;)" office:value-type="string" office:string-value="data/2020-05-25_11-36-07/plot.png" calcext:value-type="string">
            <text:p>data/2020-05-25_11-36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6.7329407826013" calcext:value-type="float">
            <text:p>-36,7329407826013</text:p>
          </table:table-cell>
          <table:table-cell office:value-type="float" office:value="139.813868450335" calcext:value-type="float">
            <text:p>139,813868450335</text:p>
          </table:table-cell>
          <table:table-cell office:value-type="string" calcext:value-type="string">
            <text:p>2020-05-25_19-40-59</text:p>
          </table:table-cell>
          <table:table-cell table:formula="of:=HYPERLINK(&quot;data/2020-05-25_19-40-59/plot.png&quot;)" office:value-type="string" office:string-value="data/2020-05-25_19-40-59/plot.png" calcext:value-type="string">
            <text:p>data/2020-05-25_19-40-5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.249375960726" calcext:value-type="float">
            <text:p>107,249375960726</text:p>
          </table:table-cell>
          <table:table-cell office:value-type="float" office:value="241.297878302251" calcext:value-type="float">
            <text:p>241,297878302251</text:p>
          </table:table-cell>
          <table:table-cell office:value-type="string" calcext:value-type="string">
            <text:p>2020-05-25_12-22-27</text:p>
          </table:table-cell>
          <table:table-cell table:formula="of:=HYPERLINK(&quot;data/2020-05-25_12-22-27/plot.png&quot;)" office:value-type="string" office:string-value="data/2020-05-25_12-22-27/plot.png" calcext:value-type="string">
            <text:p>data/2020-05-25_12-22-2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243442067315" calcext:value-type="float">
            <text:p>120,243442067315</text:p>
          </table:table-cell>
          <table:table-cell office:value-type="float" office:value="246.590217148959" calcext:value-type="float">
            <text:p>246,590217148959</text:p>
          </table:table-cell>
          <table:table-cell office:value-type="string" calcext:value-type="string">
            <text:p>2020-05-24_12-52-22</text:p>
          </table:table-cell>
          <table:table-cell table:formula="of:=HYPERLINK(&quot;data/2020-05-24_12-52-22/plot.png&quot;)" office:value-type="string" office:string-value="data/2020-05-24_12-52-22/plot.png" calcext:value-type="string">
            <text:p>data/2020-05-24_12-52-2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.503394040234" calcext:value-type="float">
            <text:p>119,503394040234</text:p>
          </table:table-cell>
          <table:table-cell office:value-type="float" office:value="279.643534940331" calcext:value-type="float">
            <text:p>279,643534940331</text:p>
          </table:table-cell>
          <table:table-cell office:value-type="string" calcext:value-type="string">
            <text:p>2020-05-25_18-21-07</text:p>
          </table:table-cell>
          <table:table-cell table:formula="of:=HYPERLINK(&quot;data/2020-05-25_18-21-07/plot.png&quot;)" office:value-type="string" office:string-value="data/2020-05-25_18-21-07/plot.png" calcext:value-type="string">
            <text:p>data/2020-05-25_18-21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569367925376" calcext:value-type="float">
            <text:p>120,569367925376</text:p>
          </table:table-cell>
          <table:table-cell office:value-type="float" office:value="281.363476270753" calcext:value-type="float">
            <text:p>281,363476270753</text:p>
          </table:table-cell>
          <table:table-cell office:value-type="string" calcext:value-type="string">
            <text:p>2020-05-23_14-38-49</text:p>
          </table:table-cell>
          <table:table-cell table:formula="of:=HYPERLINK(&quot;data/2020-05-23_14-38-49/plot.png&quot;)" office:value-type="string" office:string-value="data/2020-05-23_14-38-49/plot.png" calcext:value-type="string">
            <text:p>data/2020-05-23_14-38-4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.418676581946" calcext:value-type="float">
            <text:p>125,418676581946</text:p>
          </table:table-cell>
          <table:table-cell office:value-type="float" office:value="294.9319888735" calcext:value-type="float">
            <text:p>294,9319888735</text:p>
          </table:table-cell>
          <table:table-cell office:value-type="string" calcext:value-type="string">
            <text:p>2020-05-23_16-18-53</text:p>
          </table:table-cell>
          <table:table-cell table:formula="of:=HYPERLINK(&quot;data/2020-05-23_16-18-53/plot.png&quot;)" office:value-type="string" office:string-value="data/2020-05-23_16-18-53/plot.png" calcext:value-type="string">
            <text:p>data/2020-05-23_16-18-53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2.7939249435927" calcext:value-type="float">
            <text:p>72,7939249435927</text:p>
          </table:table-cell>
          <table:table-cell office:value-type="float" office:value="313.279160364385" calcext:value-type="float">
            <text:p>313,279160364385</text:p>
          </table:table-cell>
          <table:table-cell office:value-type="string" calcext:value-type="string">
            <text:p>2020-05-26_10-51-17</text:p>
          </table:table-cell>
          <table:table-cell table:formula="of:=HYPERLINK(&quot;data/2020-05-26_10-51-17/plot.png&quot;)" office:value-type="string" office:string-value="data/2020-05-26_10-51-17/plot.png" calcext:value-type="string">
            <text:p>data/2020-05-26_10-51-1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.586499914196" calcext:value-type="float">
            <text:p>176,586499914196</text:p>
          </table:table-cell>
          <table:table-cell office:value-type="float" office:value="313.73026953533" calcext:value-type="float">
            <text:p>313,73026953533</text:p>
          </table:table-cell>
          <table:table-cell office:value-type="string" calcext:value-type="string">
            <text:p>2020-05-23_19-02-42</text:p>
          </table:table-cell>
          <table:table-cell table:formula="of:=HYPERLINK(&quot;data/2020-05-23_19-02-42/plot.png&quot;)" office:value-type="string" office:string-value="data/2020-05-23_19-02-42/plot.png" calcext:value-type="string">
            <text:p>data/2020-05-23_19-02-4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.692147536616" calcext:value-type="float">
            <text:p>203,692147536616</text:p>
          </table:table-cell>
          <table:table-cell office:value-type="float" office:value="319.557782033337" calcext:value-type="float">
            <text:p>319,557782033337</text:p>
          </table:table-cell>
          <table:table-cell office:value-type="string" calcext:value-type="string">
            <text:p>2020-05-24_10-17-35</text:p>
          </table:table-cell>
          <table:table-cell table:formula="of:=HYPERLINK(&quot;data/2020-05-24_10-17-35/plot.png&quot;)" office:value-type="string" office:string-value="data/2020-05-24_10-17-35/plot.png" calcext:value-type="string">
            <text:p>data/2020-05-24_10-17-35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2020-05-22_16-38-09</text:p>
          </table:table-cell>
          <table:table-cell table:formula="of:=HYPERLINK(&quot;data/2020-05-22_16-38-09/plot.png&quot;)" office:value-type="string" office:string-value="data/2020-05-22_16-38-09/plot.png" calcext:value-type="string">
            <text:p>data/2020-05-22_16-38-09/plot.png</text:p>
          </table:table-cell>
          <table:table-cell office:value-type="string" calcext:value-type="string">
            <text:p>CartPole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1.333333333333" calcext:value-type="float">
            <text:p>691,33333333333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020-05-26_22-52-51</text:p>
          </table:table-cell>
          <table:table-cell table:formula="of:=HYPERLINK(&quot;data/2020-05-26_22-52-51/plot.png&quot;)" office:value-type="string" office:string-value="data/2020-05-26_22-52-51/plot.png" calcext:value-type="string">
            <text:p>data/2020-05-26_22-52-51/plot.png</text:p>
          </table:table-cell>
          <table:table-cell office:value-type="string" calcext:value-type="string">
            <text:p>Qbert-ram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MA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put_2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ce10"/>
        <table:table-column table:style-name="co6" table:default-cell-style-name="Default"/>
        <table:table-column table:style-name="co8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2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30" table:number-columns-repeated="18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rectory</text:p>
          </table:table-cell>
          <table:table-cell table:style-name="ce9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checkpoint_frequency</text:p>
          </table:table-cell>
          <table:table-cell table:style-name="ce1" office:value-type="string" calcext:value-type="string">
            <text:p>initial_gene_range</text:p>
          </table:table-cell>
          <table:table-cell table:style-name="ce1" office:value-type="string" calcext:value-type="string">
            <text:p>mate_indpb_1</text:p>
          </table:table-cell>
          <table:table-cell table:style-name="ce1" office:value-type="string" calcext:value-type="string">
            <text:p>mate_indpb_2</text:p>
          </table:table-cell>
          <table:table-cell table:style-name="ce1" office:value-type="string" calcext:value-type="string">
            <text:p>mutation_Gaussian_sigma_1</text:p>
          </table:table-cell>
          <table:table-cell table:style-name="ce1" office:value-type="string" calcext:value-type="string">
            <text:p>mutation_Gaussian_sigma_2</text:p>
          </table:table-cell>
          <table:table-cell table:style-name="ce1" office:value-type="string" calcext:value-type="string">
            <text:p>mutation_Gaussian_sigma_3</text:p>
          </table:table-cell>
          <table:table-cell table:style-name="ce1" office:value-type="string" calcext:value-type="string">
            <text:p>mutation_Gaussian_indpb_1</text:p>
          </table:table-cell>
          <table:table-cell table:style-name="ce1" office:value-type="string" calcext:value-type="string">
            <text:p>mutation_Gaussian_indpb_2</text:p>
          </table:table-cell>
          <table:table-cell table:style-name="ce1" office:value-type="string" calcext:value-type="string">
            <text:p>mutation_Gaussian_indpb_3</text:p>
          </table:table-cell>
          <table:table-cell table:style-name="ce1" office:value-type="string" calcext:value-type="string">
            <text:p>elitist_ratio</text:p>
          </table:table-cell>
          <table:table-cell table:style-name="ce1" office:value-type="string" calcext:value-type="string">
            <text:p>tournsiz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lambda_</text:p>
          </table:table-cell>
          <table:table-cell table:style-name="ce1" office:value-type="string" calcext:value-type="string">
            <text:p>mutpb</text:p>
          </table:table-cell>
          <table:table-cell table:style-name="ce1" office:value-type="string" calcext:value-type="string">
            <text:p>include_parents_in_next_generation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reuse_env</text:p>
          </table:table-cell>
          <table:table-cell table:style-name="ce1"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29661492143" calcext:value-type="float">
            <text:p>-101,829661492143</text:p>
          </table:table-cell>
          <table:table-cell office:value-type="float" office:value="-101.806452536034" calcext:value-type="float">
            <text:p>-101,806452536034</text:p>
          </table:table-cell>
          <table:table-cell table:formula="of:=[.C2]-[.B2]" office:value-type="float" office:value="0.0232089561090021" calcext:value-type="float">
            <text:p>0,023208956109002</text:p>
          </table:table-cell>
          <table:table-cell office:value-type="string" calcext:value-type="string">
            <text:p>2020-06-05_14-04-50</text:p>
          </table:table-cell>
          <table:table-cell table:formula="of:=HYPERLINK(&quot;mu_quicktest/2020-06-05_14-04-50/plot.png&quot;)" office:value-type="string" office:string-value="mu_quicktest/2020-06-05_14-04-50/plot.png" calcext:value-type="string">
            <text:p>mu_quicktest/2020-06-05_14-0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84860009889" calcext:value-type="float">
            <text:p>-101,884860009889</text:p>
          </table:table-cell>
          <table:table-cell office:value-type="float" office:value="-101.706174017718" calcext:value-type="float">
            <text:p>-101,706174017718</text:p>
          </table:table-cell>
          <table:table-cell table:formula="of:=[.C3]-[.B3]" office:value-type="float" office:value="0.178685992170998" calcext:value-type="float">
            <text:p>0,178685992170998</text:p>
          </table:table-cell>
          <table:table-cell office:value-type="string" calcext:value-type="string">
            <text:p>2020-06-05_16-23-15</text:p>
          </table:table-cell>
          <table:table-cell table:formula="of:=HYPERLINK(&quot;mu_quicktest/2020-06-05_16-23-15/plot.png&quot;)" office:value-type="string" office:string-value="mu_quicktest/2020-06-05_16-23-15/plot.png" calcext:value-type="string">
            <text:p>mu_quicktest/2020-06-05_16-2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5899256581" calcext:value-type="float">
            <text:p>-102,25899256581</text:p>
          </table:table-cell>
          <table:table-cell office:value-type="float" office:value="-101.605886310446" calcext:value-type="float">
            <text:p>-101,605886310446</text:p>
          </table:table-cell>
          <table:table-cell table:formula="of:=[.C4]-[.B4]" office:value-type="float" office:value="0.653106255364008" calcext:value-type="float">
            <text:p>0,653106255364008</text:p>
          </table:table-cell>
          <table:table-cell office:value-type="string" calcext:value-type="string">
            <text:p>2020-06-05_13-54-52</text:p>
          </table:table-cell>
          <table:table-cell table:formula="of:=HYPERLINK(&quot;mu_quicktest/2020-06-05_13-54-52/plot.png&quot;)" office:value-type="string" office:string-value="mu_quicktest/2020-06-05_13-54-52/plot.png" calcext:value-type="string">
            <text:p>mu_quicktest/2020-06-05_13-5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340704100863" calcext:value-type="float">
            <text:p>-102,340704100863</text:p>
          </table:table-cell>
          <table:table-cell office:value-type="float" office:value="-101.547245297863" calcext:value-type="float">
            <text:p>-101,547245297863</text:p>
          </table:table-cell>
          <table:table-cell table:formula="of:=[.C5]-[.B5]" office:value-type="float" office:value="0.793458802999993" calcext:value-type="float">
            <text:p>0,793458802999993</text:p>
          </table:table-cell>
          <table:table-cell office:value-type="string" calcext:value-type="string">
            <text:p>2020-06-05_14-14-29</text:p>
          </table:table-cell>
          <table:table-cell table:formula="of:=HYPERLINK(&quot;mu_quicktest/2020-06-05_14-14-29/plot.png&quot;)" office:value-type="string" office:string-value="mu_quicktest/2020-06-05_14-14-29/plot.png" calcext:value-type="string">
            <text:p>mu_quicktest/2020-06-05_14-14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44666102725" calcext:value-type="float">
            <text:p>-102,244666102725</text:p>
          </table:table-cell>
          <table:table-cell office:value-type="float" office:value="-101.512469910195" calcext:value-type="float">
            <text:p>-101,512469910195</text:p>
          </table:table-cell>
          <table:table-cell table:formula="of:=[.C6]-[.B6]" office:value-type="float" office:value="0.732196192530012" calcext:value-type="float">
            <text:p>0,732196192530012</text:p>
          </table:table-cell>
          <table:table-cell office:value-type="string" calcext:value-type="string">
            <text:p>2020-06-05_17-42-27</text:p>
          </table:table-cell>
          <table:table-cell table:formula="of:=HYPERLINK(&quot;mu_quicktest/2020-06-05_17-42-27/plot.png&quot;)" office:value-type="string" office:string-value="mu_quicktest/2020-06-05_17-42-27/plot.png" calcext:value-type="string">
            <text:p>mu_quicktest/2020-06-05_17-4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177574049075" calcext:value-type="float">
            <text:p>-102,177574049075</text:p>
          </table:table-cell>
          <table:table-cell office:value-type="float" office:value="-101.163834659438" calcext:value-type="float">
            <text:p>-101,163834659438</text:p>
          </table:table-cell>
          <table:table-cell table:formula="of:=[.C7]-[.B7]" office:value-type="float" office:value="1.01373938963701" calcext:value-type="float">
            <text:p>1,01373938963701</text:p>
          </table:table-cell>
          <table:table-cell office:value-type="string" calcext:value-type="string">
            <text:p>2020-06-05_14-36-48</text:p>
          </table:table-cell>
          <table:table-cell table:formula="of:=HYPERLINK(&quot;mu_quicktest/2020-06-05_14-36-48/plot.png&quot;)" office:value-type="string" office:string-value="mu_quicktest/2020-06-05_14-36-48/plot.png" calcext:value-type="string">
            <text:p>mu_quicktest/2020-06-05_14-36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47116636503" calcext:value-type="float">
            <text:p>-101,847116636503</text:p>
          </table:table-cell>
          <table:table-cell office:value-type="float" office:value="-101.136208996162" calcext:value-type="float">
            <text:p>-101,136208996162</text:p>
          </table:table-cell>
          <table:table-cell table:formula="of:=[.C8]-[.B8]" office:value-type="float" office:value="0.710907640341006" calcext:value-type="float">
            <text:p>0,710907640341006</text:p>
          </table:table-cell>
          <table:table-cell office:value-type="string" calcext:value-type="string">
            <text:p>2020-06-05_14-15-48</text:p>
          </table:table-cell>
          <table:table-cell table:formula="of:=HYPERLINK(&quot;mu_quicktest/2020-06-05_14-15-48/plot.png&quot;)" office:value-type="string" office:string-value="mu_quicktest/2020-06-05_14-15-48/plot.png" calcext:value-type="string">
            <text:p>mu_quicktest/2020-06-05_14-1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36025352308" calcext:value-type="float">
            <text:p>-101,036025352308</text:p>
          </table:table-cell>
          <table:table-cell office:value-type="float" office:value="-100.953278673342" calcext:value-type="float">
            <text:p>-100,953278673342</text:p>
          </table:table-cell>
          <table:table-cell table:formula="of:=[.C9]-[.B9]" office:value-type="float" office:value="0.0827466789660036" calcext:value-type="float">
            <text:p>0,082746678966004</text:p>
          </table:table-cell>
          <table:table-cell office:value-type="string" calcext:value-type="string">
            <text:p>2020-06-05_19-25-54</text:p>
          </table:table-cell>
          <table:table-cell table:formula="of:=HYPERLINK(&quot;mu_quicktest/2020-06-05_19-25-54/plot.png&quot;)" office:value-type="string" office:string-value="mu_quicktest/2020-06-05_19-25-54/plot.png" calcext:value-type="string">
            <text:p>mu_quicktest/2020-06-05_19-25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938849798682" calcext:value-type="float">
            <text:p>-100,938849798682</text:p>
          </table:table-cell>
          <table:table-cell office:value-type="float" office:value="-100.825650444188" calcext:value-type="float">
            <text:p>-100,825650444188</text:p>
          </table:table-cell>
          <table:table-cell table:formula="of:=[.C10]-[.B10]" office:value-type="float" office:value="0.113199354494" calcext:value-type="float">
            <text:p>0,113199354494</text:p>
          </table:table-cell>
          <table:table-cell office:value-type="string" calcext:value-type="string">
            <text:p>2020-06-05_18-47-51</text:p>
          </table:table-cell>
          <table:table-cell table:formula="of:=HYPERLINK(&quot;mu_quicktest/2020-06-05_18-47-51/plot.png&quot;)" office:value-type="string" office:string-value="mu_quicktest/2020-06-05_18-47-51/plot.png" calcext:value-type="string">
            <text:p>mu_quicktest/2020-06-05_18-4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518836250655" calcext:value-type="float">
            <text:p>-101,518836250655</text:p>
          </table:table-cell>
          <table:table-cell office:value-type="float" office:value="-100.805807735952" calcext:value-type="float">
            <text:p>-100,805807735952</text:p>
          </table:table-cell>
          <table:table-cell table:formula="of:=[.C11]-[.B11]" office:value-type="float" office:value="0.713028514702998" calcext:value-type="float">
            <text:p>0,713028514702998</text:p>
          </table:table-cell>
          <table:table-cell office:value-type="string" calcext:value-type="string">
            <text:p>2020-06-05_18-31-53</text:p>
          </table:table-cell>
          <table:table-cell table:formula="of:=HYPERLINK(&quot;mu_quicktest/2020-06-05_18-31-53/plot.png&quot;)" office:value-type="string" office:string-value="mu_quicktest/2020-06-05_18-31-53/plot.png" calcext:value-type="string">
            <text:p>mu_quicktest/2020-06-05_18-31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25875536641" calcext:value-type="float">
            <text:p>-100,425875536641</text:p>
          </table:table-cell>
          <table:table-cell office:value-type="float" office:value="-100.370044288211" calcext:value-type="float">
            <text:p>-100,370044288211</text:p>
          </table:table-cell>
          <table:table-cell table:formula="of:=[.C12]-[.B12]" office:value-type="float" office:value="0.0558312484299961" calcext:value-type="float">
            <text:p>0,055831248429996</text:p>
          </table:table-cell>
          <table:table-cell office:value-type="string" calcext:value-type="string">
            <text:p>2020-06-05_17-02-31</text:p>
          </table:table-cell>
          <table:table-cell table:formula="of:=HYPERLINK(&quot;mu_quicktest/2020-06-05_17-02-31/plot.png&quot;)" office:value-type="string" office:string-value="mu_quicktest/2020-06-05_17-02-31/plot.png" calcext:value-type="string">
            <text:p>mu_quicktest/2020-06-05_17-02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35297347908" calcext:value-type="float">
            <text:p>-100,435297347908</text:p>
          </table:table-cell>
          <table:table-cell office:value-type="float" office:value="-100.3361620432" calcext:value-type="float">
            <text:p>-100,3361620432</text:p>
          </table:table-cell>
          <table:table-cell table:formula="of:=[.C13]-[.B13]" office:value-type="float" office:value="0.0991353047079997" calcext:value-type="float">
            <text:p>0,099135304708</text:p>
          </table:table-cell>
          <table:table-cell office:value-type="string" calcext:value-type="string">
            <text:p>2020-06-05_18-19-48</text:p>
          </table:table-cell>
          <table:table-cell table:formula="of:=HYPERLINK(&quot;mu_quicktest/2020-06-05_18-19-48/plot.png&quot;)" office:value-type="string" office:string-value="mu_quicktest/2020-06-05_18-19-48/plot.png" calcext:value-type="string">
            <text:p>mu_quicktest/2020-06-05_18-19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02621999683" calcext:value-type="float">
            <text:p>-100,702621999683</text:p>
          </table:table-cell>
          <table:table-cell office:value-type="float" office:value="-100.045230141943" calcext:value-type="float">
            <text:p>-100,045230141943</text:p>
          </table:table-cell>
          <table:table-cell table:formula="of:=[.C14]-[.B14]" office:value-type="float" office:value="0.657391857740009" calcext:value-type="float">
            <text:p>0,657391857740009</text:p>
          </table:table-cell>
          <table:table-cell office:value-type="string" calcext:value-type="string">
            <text:p>2020-06-05_14-11-03</text:p>
          </table:table-cell>
          <table:table-cell table:formula="of:=HYPERLINK(&quot;mu_quicktest/2020-06-05_14-11-03/plot.png&quot;)" office:value-type="string" office:string-value="mu_quicktest/2020-06-05_14-11-03/plot.png" calcext:value-type="string">
            <text:p>mu_quicktest/2020-06-05_14-1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13443997009" calcext:value-type="float">
            <text:p>-100,413443997009</text:p>
          </table:table-cell>
          <table:table-cell office:value-type="float" office:value="-99.7437343001988" calcext:value-type="float">
            <text:p>-99,7437343001988</text:p>
          </table:table-cell>
          <table:table-cell table:formula="of:=[.C15]-[.B15]" office:value-type="float" office:value="0.669709696810202" calcext:value-type="float">
            <text:p>0,669709696810202</text:p>
          </table:table-cell>
          <table:table-cell office:value-type="string" calcext:value-type="string">
            <text:p>2020-06-05_15-41-07</text:p>
          </table:table-cell>
          <table:table-cell table:formula="of:=HYPERLINK(&quot;mu_quicktest/2020-06-05_15-41-07/plot.png&quot;)" office:value-type="string" office:string-value="mu_quicktest/2020-06-05_15-41-07/plot.png" calcext:value-type="string">
            <text:p>mu_quicktest/2020-06-05_15-41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8618421089899" calcext:value-type="float">
            <text:p>-99,8618421089899</text:p>
          </table:table-cell>
          <table:table-cell office:value-type="float" office:value="-99.7006616186" calcext:value-type="float">
            <text:p>-99,7006616186</text:p>
          </table:table-cell>
          <table:table-cell table:formula="of:=[.C16]-[.B16]" office:value-type="float" office:value="0.16118049038991" calcext:value-type="float">
            <text:p>0,16118049038991</text:p>
          </table:table-cell>
          <table:table-cell office:value-type="string" calcext:value-type="string">
            <text:p>2020-06-05_17-44-37</text:p>
          </table:table-cell>
          <table:table-cell table:formula="of:=HYPERLINK(&quot;mu_quicktest/2020-06-05_17-44-37/plot.png&quot;)" office:value-type="string" office:string-value="mu_quicktest/2020-06-05_17-44-37/plot.png" calcext:value-type="string">
            <text:p>mu_quicktest/2020-06-05_17-44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6920130344071" calcext:value-type="float">
            <text:p>-99,6920130344071</text:p>
          </table:table-cell>
          <table:table-cell office:value-type="float" office:value="-99.5902513685535" calcext:value-type="float">
            <text:p>-99,5902513685535</text:p>
          </table:table-cell>
          <table:table-cell table:formula="of:=[.C17]-[.B17]" office:value-type="float" office:value="0.101761665853601" calcext:value-type="float">
            <text:p>0,101761665853601</text:p>
          </table:table-cell>
          <table:table-cell office:value-type="string" calcext:value-type="string">
            <text:p>2020-06-05_14-17-27</text:p>
          </table:table-cell>
          <table:table-cell table:formula="of:=HYPERLINK(&quot;mu_quicktest/2020-06-05_14-17-27/plot.png&quot;)" office:value-type="string" office:string-value="mu_quicktest/2020-06-05_14-17-27/plot.png" calcext:value-type="string">
            <text:p>mu_quicktest/2020-06-05_14-1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9640907421149" calcext:value-type="float">
            <text:p>-99,9640907421149</text:p>
          </table:table-cell>
          <table:table-cell office:value-type="float" office:value="-99.5607282728404" calcext:value-type="float">
            <text:p>-99,5607282728404</text:p>
          </table:table-cell>
          <table:table-cell table:formula="of:=[.C18]-[.B18]" office:value-type="float" office:value="0.403362469274512" calcext:value-type="float">
            <text:p>0,403362469274512</text:p>
          </table:table-cell>
          <table:table-cell office:value-type="string" calcext:value-type="string">
            <text:p>2020-06-05_14-33-32</text:p>
          </table:table-cell>
          <table:table-cell table:formula="of:=HYPERLINK(&quot;mu_quicktest/2020-06-05_14-33-32/plot.png&quot;)" office:value-type="string" office:string-value="mu_quicktest/2020-06-05_14-33-32/plot.png" calcext:value-type="string">
            <text:p>mu_quicktest/2020-06-05_14-3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88744417354" calcext:value-type="float">
            <text:p>-99,5888744417354</text:p>
          </table:table-cell>
          <table:table-cell office:value-type="float" office:value="-99.5519076743079" calcext:value-type="float">
            <text:p>-99,5519076743079</text:p>
          </table:table-cell>
          <table:table-cell table:formula="of:=[.C19]-[.B19]" office:value-type="float" office:value="0.0369667674275007" calcext:value-type="float">
            <text:p>0,036966767427501</text:p>
          </table:table-cell>
          <table:table-cell office:value-type="string" calcext:value-type="string">
            <text:p>2020-06-05_13-42-37</text:p>
          </table:table-cell>
          <table:table-cell table:formula="of:=HYPERLINK(&quot;mu_quicktest/2020-06-05_13-42-37/plot.png&quot;)" office:value-type="string" office:string-value="mu_quicktest/2020-06-05_13-42-37/plot.png" calcext:value-type="string">
            <text:p>mu_quicktest/2020-06-05_13-42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676291902364" calcext:value-type="float">
            <text:p>-99,7676291902364</text:p>
          </table:table-cell>
          <table:table-cell office:value-type="float" office:value="-99.5376929233252" calcext:value-type="float">
            <text:p>-99,5376929233252</text:p>
          </table:table-cell>
          <table:table-cell table:formula="of:=[.C20]-[.B20]" office:value-type="float" office:value="0.22993626691121" calcext:value-type="float">
            <text:p>0,22993626691121</text:p>
          </table:table-cell>
          <table:table-cell office:value-type="string" calcext:value-type="string">
            <text:p>2020-06-05_13-13-15</text:p>
          </table:table-cell>
          <table:table-cell table:formula="of:=HYPERLINK(&quot;mu_quicktest/2020-06-05_13-13-15/plot.png&quot;)" office:value-type="string" office:string-value="mu_quicktest/2020-06-05_13-13-15/plot.png" calcext:value-type="string">
            <text:p>mu_quicktest/2020-06-05_13-1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215137199084" calcext:value-type="float">
            <text:p>-101,215137199084</text:p>
          </table:table-cell>
          <table:table-cell office:value-type="float" office:value="-99.2816459218443" calcext:value-type="float">
            <text:p>-99,2816459218443</text:p>
          </table:table-cell>
          <table:table-cell table:formula="of:=[.C21]-[.B21]" office:value-type="float" office:value="1.9334912772397" calcext:value-type="float">
            <text:p>1,9334912772397</text:p>
          </table:table-cell>
          <table:table-cell office:value-type="string" calcext:value-type="string">
            <text:p>2020-06-05_18-24-15</text:p>
          </table:table-cell>
          <table:table-cell table:formula="of:=HYPERLINK(&quot;mu_quicktest/2020-06-05_18-24-15/plot.png&quot;)" office:value-type="string" office:string-value="mu_quicktest/2020-06-05_18-24-15/plot.png" calcext:value-type="string">
            <text:p>mu_quicktest/2020-06-05_18-24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178336927459" calcext:value-type="float">
            <text:p>-99,5178336927459</text:p>
          </table:table-cell>
          <table:table-cell office:value-type="float" office:value="-99.1910757385164" calcext:value-type="float">
            <text:p>-99,1910757385164</text:p>
          </table:table-cell>
          <table:table-cell table:formula="of:=[.C22]-[.B22]" office:value-type="float" office:value="0.326757954229492" calcext:value-type="float">
            <text:p>0,326757954229492</text:p>
          </table:table-cell>
          <table:table-cell office:value-type="string" calcext:value-type="string">
            <text:p>2020-06-05_16-32-34</text:p>
          </table:table-cell>
          <table:table-cell table:formula="of:=HYPERLINK(&quot;mu_quicktest/2020-06-05_16-32-34/plot.png&quot;)" office:value-type="string" office:string-value="mu_quicktest/2020-06-05_16-32-34/plot.png" calcext:value-type="string">
            <text:p>mu_quicktest/2020-06-05_16-32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886649874782" calcext:value-type="float">
            <text:p>-99,2886649874782</text:p>
          </table:table-cell>
          <table:table-cell office:value-type="float" office:value="-99.0425492226167" calcext:value-type="float">
            <text:p>-99,0425492226167</text:p>
          </table:table-cell>
          <table:table-cell table:formula="of:=[.C23]-[.B23]" office:value-type="float" office:value="0.2461157648615" calcext:value-type="float">
            <text:p>0,2461157648615</text:p>
          </table:table-cell>
          <table:table-cell office:value-type="string" calcext:value-type="string">
            <text:p>2020-06-05_18-49-18</text:p>
          </table:table-cell>
          <table:table-cell table:formula="of:=HYPERLINK(&quot;mu_quicktest/2020-06-05_18-49-18/plot.png&quot;)" office:value-type="string" office:string-value="mu_quicktest/2020-06-05_18-49-18/plot.png" calcext:value-type="string">
            <text:p>mu_quicktest/2020-06-05_18-49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022662110848" calcext:value-type="float">
            <text:p>-99,1022662110848</text:p>
          </table:table-cell>
          <table:table-cell office:value-type="float" office:value="-98.9937565481563" calcext:value-type="float">
            <text:p>-98,9937565481563</text:p>
          </table:table-cell>
          <table:table-cell table:formula="of:=[.C24]-[.B24]" office:value-type="float" office:value="0.108509662928498" calcext:value-type="float">
            <text:p>0,108509662928498</text:p>
          </table:table-cell>
          <table:table-cell office:value-type="string" calcext:value-type="string">
            <text:p>2020-06-05_17-41-52</text:p>
          </table:table-cell>
          <table:table-cell table:formula="of:=HYPERLINK(&quot;mu_quicktest/2020-06-05_17-41-52/plot.png&quot;)" office:value-type="string" office:string-value="mu_quicktest/2020-06-05_17-41-52/plot.png" calcext:value-type="string">
            <text:p>mu_quicktest/2020-06-05_17-41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536350993704" calcext:value-type="float">
            <text:p>-99,3536350993704</text:p>
          </table:table-cell>
          <table:table-cell office:value-type="float" office:value="-98.9442377342617" calcext:value-type="float">
            <text:p>-98,9442377342617</text:p>
          </table:table-cell>
          <table:table-cell table:formula="of:=[.C25]-[.B25]" office:value-type="float" office:value="0.409397365108688" calcext:value-type="float">
            <text:p>0,409397365108688</text:p>
          </table:table-cell>
          <table:table-cell office:value-type="string" calcext:value-type="string">
            <text:p>2020-06-05_19-07-23</text:p>
          </table:table-cell>
          <table:table-cell table:formula="of:=HYPERLINK(&quot;mu_quicktest/2020-06-05_19-07-23/plot.png&quot;)" office:value-type="string" office:string-value="mu_quicktest/2020-06-05_19-07-23/plot.png" calcext:value-type="string">
            <text:p>mu_quicktest/2020-06-05_19-07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30878297207" calcext:value-type="float">
            <text:p>-99,130878297207</text:p>
          </table:table-cell>
          <table:table-cell office:value-type="float" office:value="-98.7411581717411" calcext:value-type="float">
            <text:p>-98,7411581717411</text:p>
          </table:table-cell>
          <table:table-cell table:formula="of:=[.C26]-[.B26]" office:value-type="float" office:value="0.3897201254659" calcext:value-type="float">
            <text:p>0,3897201254659</text:p>
          </table:table-cell>
          <table:table-cell office:value-type="string" calcext:value-type="string">
            <text:p>2020-06-05_16-23-41</text:p>
          </table:table-cell>
          <table:table-cell table:formula="of:=HYPERLINK(&quot;mu_quicktest/2020-06-05_16-23-41/plot.png&quot;)" office:value-type="string" office:string-value="mu_quicktest/2020-06-05_16-23-41/plot.png" calcext:value-type="string">
            <text:p>mu_quicktest/2020-06-05_16-2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635177951021" calcext:value-type="float">
            <text:p>-98,7635177951021</text:p>
          </table:table-cell>
          <table:table-cell office:value-type="float" office:value="-98.7390049334503" calcext:value-type="float">
            <text:p>-98,7390049334503</text:p>
          </table:table-cell>
          <table:table-cell table:formula="of:=[.C27]-[.B27]" office:value-type="float" office:value="0.0245128616518002" calcext:value-type="float">
            <text:p>0,0245128616518</text:p>
          </table:table-cell>
          <table:table-cell office:value-type="string" calcext:value-type="string">
            <text:p>2020-06-05_18-06-36</text:p>
          </table:table-cell>
          <table:table-cell table:formula="of:=HYPERLINK(&quot;mu_quicktest/2020-06-05_18-06-36/plot.png&quot;)" office:value-type="string" office:string-value="mu_quicktest/2020-06-05_18-06-36/plot.png" calcext:value-type="string">
            <text:p>mu_quicktest/2020-06-05_18-0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452863858001" calcext:value-type="float">
            <text:p>-99,4452863858001</text:p>
          </table:table-cell>
          <table:table-cell office:value-type="float" office:value="-98.7100080156539" calcext:value-type="float">
            <text:p>-98,7100080156539</text:p>
          </table:table-cell>
          <table:table-cell table:formula="of:=[.C28]-[.B28]" office:value-type="float" office:value="0.735278370146204" calcext:value-type="float">
            <text:p>0,735278370146204</text:p>
          </table:table-cell>
          <table:table-cell office:value-type="string" calcext:value-type="string">
            <text:p>2020-06-05_18-06-09</text:p>
          </table:table-cell>
          <table:table-cell table:formula="of:=HYPERLINK(&quot;mu_quicktest/2020-06-05_18-06-09/plot.png&quot;)" office:value-type="string" office:string-value="mu_quicktest/2020-06-05_18-06-09/plot.png" calcext:value-type="string">
            <text:p>mu_quicktest/2020-06-05_18-06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123333915884" calcext:value-type="float">
            <text:p>-99,4123333915884</text:p>
          </table:table-cell>
          <table:table-cell office:value-type="float" office:value="-98.5870313576814" calcext:value-type="float">
            <text:p>-98,5870313576814</text:p>
          </table:table-cell>
          <table:table-cell table:formula="of:=[.C29]-[.B29]" office:value-type="float" office:value="0.825302033907008" calcext:value-type="float">
            <text:p>0,825302033907008</text:p>
          </table:table-cell>
          <table:table-cell office:value-type="string" calcext:value-type="string">
            <text:p>2020-06-05_17-19-22</text:p>
          </table:table-cell>
          <table:table-cell table:formula="of:=HYPERLINK(&quot;mu_quicktest/2020-06-05_17-19-22/plot.png&quot;)" office:value-type="string" office:string-value="mu_quicktest/2020-06-05_17-19-22/plot.png" calcext:value-type="string">
            <text:p>mu_quicktest/2020-06-05_17-19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941266870784" calcext:value-type="float">
            <text:p>-99,0941266870784</text:p>
          </table:table-cell>
          <table:table-cell office:value-type="float" office:value="-98.5593427323038" calcext:value-type="float">
            <text:p>-98,5593427323038</text:p>
          </table:table-cell>
          <table:table-cell table:formula="of:=[.C30]-[.B30]" office:value-type="float" office:value="0.534783954774596" calcext:value-type="float">
            <text:p>0,534783954774596</text:p>
          </table:table-cell>
          <table:table-cell office:value-type="string" calcext:value-type="string">
            <text:p>2020-06-05_14-06-17</text:p>
          </table:table-cell>
          <table:table-cell table:formula="of:=HYPERLINK(&quot;mu_quicktest/2020-06-05_14-06-17/plot.png&quot;)" office:value-type="string" office:string-value="mu_quicktest/2020-06-05_14-06-17/plot.png" calcext:value-type="string">
            <text:p>mu_quicktest/2020-06-05_14-06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33394788488" calcext:value-type="float">
            <text:p>-100,733394788488</text:p>
          </table:table-cell>
          <table:table-cell office:value-type="float" office:value="-98.5467584471373" calcext:value-type="float">
            <text:p>-98,5467584471373</text:p>
          </table:table-cell>
          <table:table-cell table:formula="of:=[.C31]-[.B31]" office:value-type="float" office:value="2.18663634135071" calcext:value-type="float">
            <text:p>2,18663634135071</text:p>
          </table:table-cell>
          <table:table-cell office:value-type="string" calcext:value-type="string">
            <text:p>2020-06-05_17-23-32</text:p>
          </table:table-cell>
          <table:table-cell table:formula="of:=HYPERLINK(&quot;mu_quicktest/2020-06-05_17-23-32/plot.png&quot;)" office:value-type="string" office:string-value="mu_quicktest/2020-06-05_17-23-32/plot.png" calcext:value-type="string">
            <text:p>mu_quicktest/2020-06-05_17-2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5157627444145" calcext:value-type="float">
            <text:p>-98,5157627444145</text:p>
          </table:table-cell>
          <table:table-cell office:value-type="float" office:value="-98.4473345821879" calcext:value-type="float">
            <text:p>-98,4473345821879</text:p>
          </table:table-cell>
          <table:table-cell table:formula="of:=[.C32]-[.B32]" office:value-type="float" office:value="0.0684281622265956" calcext:value-type="float">
            <text:p>0,068428162226596</text:p>
          </table:table-cell>
          <table:table-cell office:value-type="string" calcext:value-type="string">
            <text:p>2020-06-05_17-13-35</text:p>
          </table:table-cell>
          <table:table-cell table:formula="of:=HYPERLINK(&quot;mu_quicktest/2020-06-05_17-13-35/plot.png&quot;)" office:value-type="string" office:string-value="mu_quicktest/2020-06-05_17-13-35/plot.png" calcext:value-type="string">
            <text:p>mu_quicktest/2020-06-05_17-13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130961447242" calcext:value-type="float">
            <text:p>-99,7130961447242</text:p>
          </table:table-cell>
          <table:table-cell office:value-type="float" office:value="-98.1276299696618" calcext:value-type="float">
            <text:p>-98,1276299696618</text:p>
          </table:table-cell>
          <table:table-cell table:formula="of:=[.C33]-[.B33]" office:value-type="float" office:value="1.58546617506241" calcext:value-type="float">
            <text:p>1,58546617506241</text:p>
          </table:table-cell>
          <table:table-cell office:value-type="string" calcext:value-type="string">
            <text:p>2020-06-05_17-29-32</text:p>
          </table:table-cell>
          <table:table-cell table:formula="of:=HYPERLINK(&quot;mu_quicktest/2020-06-05_17-29-32/plot.png&quot;)" office:value-type="string" office:string-value="mu_quicktest/2020-06-05_17-29-32/plot.png" calcext:value-type="string">
            <text:p>mu_quicktest/2020-06-05_17-29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09056532145" calcext:value-type="float">
            <text:p>-98,6009056532145</text:p>
          </table:table-cell>
          <table:table-cell office:value-type="float" office:value="-97.958245652939" calcext:value-type="float">
            <text:p>-97,958245652939</text:p>
          </table:table-cell>
          <table:table-cell table:formula="of:=[.C34]-[.B34]" office:value-type="float" office:value="0.642660000275498" calcext:value-type="float">
            <text:p>0,642660000275498</text:p>
          </table:table-cell>
          <table:table-cell office:value-type="string" calcext:value-type="string">
            <text:p>2020-06-05_17-18-38</text:p>
          </table:table-cell>
          <table:table-cell table:formula="of:=HYPERLINK(&quot;mu_quicktest/2020-06-05_17-18-38/plot.png&quot;)" office:value-type="string" office:string-value="mu_quicktest/2020-06-05_17-18-38/plot.png" calcext:value-type="string">
            <text:p>mu_quicktest/2020-06-05_17-18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234560699146" calcext:value-type="float">
            <text:p>-99,3234560699146</text:p>
          </table:table-cell>
          <table:table-cell office:value-type="float" office:value="-97.8516072608827" calcext:value-type="float">
            <text:p>-97,8516072608827</text:p>
          </table:table-cell>
          <table:table-cell table:formula="of:=[.C35]-[.B35]" office:value-type="float" office:value="1.4718488090319" calcext:value-type="float">
            <text:p>1,4718488090319</text:p>
          </table:table-cell>
          <table:table-cell office:value-type="string" calcext:value-type="string">
            <text:p>2020-06-05_16-26-46</text:p>
          </table:table-cell>
          <table:table-cell table:formula="of:=HYPERLINK(&quot;mu_quicktest/2020-06-05_16-26-46/plot.png&quot;)" office:value-type="string" office:string-value="mu_quicktest/2020-06-05_16-26-46/plot.png" calcext:value-type="string">
            <text:p>mu_quicktest/2020-06-05_16-26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46013261926" calcext:value-type="float">
            <text:p>-99,146013261926</text:p>
          </table:table-cell>
          <table:table-cell office:value-type="float" office:value="-97.7637785999971" calcext:value-type="float">
            <text:p>-97,7637785999971</text:p>
          </table:table-cell>
          <table:table-cell table:formula="of:=[.C36]-[.B36]" office:value-type="float" office:value="1.38223466192891" calcext:value-type="float">
            <text:p>1,38223466192891</text:p>
          </table:table-cell>
          <table:table-cell office:value-type="string" calcext:value-type="string">
            <text:p>2020-06-05_14-55-29</text:p>
          </table:table-cell>
          <table:table-cell table:formula="of:=HYPERLINK(&quot;mu_quicktest/2020-06-05_14-55-29/plot.png&quot;)" office:value-type="string" office:string-value="mu_quicktest/2020-06-05_14-55-29/plot.png" calcext:value-type="string">
            <text:p>mu_quicktest/2020-06-05_14-5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099831717369" calcext:value-type="float">
            <text:p>-102,099831717369</text:p>
          </table:table-cell>
          <table:table-cell office:value-type="float" office:value="-97.6759243697133" calcext:value-type="float">
            <text:p>-97,6759243697133</text:p>
          </table:table-cell>
          <table:table-cell table:formula="of:=[.C37]-[.B37]" office:value-type="float" office:value="4.4239073476557" calcext:value-type="float">
            <text:p>4,4239073476557</text:p>
          </table:table-cell>
          <table:table-cell office:value-type="string" calcext:value-type="string">
            <text:p>2020-06-05_13-41-44</text:p>
          </table:table-cell>
          <table:table-cell table:formula="of:=HYPERLINK(&quot;mu_quicktest/2020-06-05_13-41-44/plot.png&quot;)" office:value-type="string" office:string-value="mu_quicktest/2020-06-05_13-41-44/plot.png" calcext:value-type="string">
            <text:p>mu_quicktest/2020-06-05_13-41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799109531567" calcext:value-type="float">
            <text:p>-97,8799109531567</text:p>
          </table:table-cell>
          <table:table-cell office:value-type="float" office:value="-97.5348978343675" calcext:value-type="float">
            <text:p>-97,5348978343675</text:p>
          </table:table-cell>
          <table:table-cell table:formula="of:=[.C38]-[.B38]" office:value-type="float" office:value="0.345013118789197" calcext:value-type="float">
            <text:p>0,345013118789197</text:p>
          </table:table-cell>
          <table:table-cell office:value-type="string" calcext:value-type="string">
            <text:p>2020-06-05_14-15-06</text:p>
          </table:table-cell>
          <table:table-cell table:formula="of:=HYPERLINK(&quot;mu_quicktest/2020-06-05_14-15-06/plot.png&quot;)" office:value-type="string" office:string-value="mu_quicktest/2020-06-05_14-15-06/plot.png" calcext:value-type="string">
            <text:p>mu_quicktest/2020-06-05_14-1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611066332797" calcext:value-type="float">
            <text:p>-98,4611066332797</text:p>
          </table:table-cell>
          <table:table-cell office:value-type="float" office:value="-97.4550093895558" calcext:value-type="float">
            <text:p>-97,4550093895558</text:p>
          </table:table-cell>
          <table:table-cell table:formula="of:=[.C39]-[.B39]" office:value-type="float" office:value="1.0060972437239" calcext:value-type="float">
            <text:p>1,0060972437239</text:p>
          </table:table-cell>
          <table:table-cell office:value-type="string" calcext:value-type="string">
            <text:p>2020-06-05_14-54-36</text:p>
          </table:table-cell>
          <table:table-cell table:formula="of:=HYPERLINK(&quot;mu_quicktest/2020-06-05_14-54-36/plot.png&quot;)" office:value-type="string" office:string-value="mu_quicktest/2020-06-05_14-54-36/plot.png" calcext:value-type="string">
            <text:p>mu_quicktest/2020-06-05_14-54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184754777109" calcext:value-type="float">
            <text:p>-97,7184754777109</text:p>
          </table:table-cell>
          <table:table-cell office:value-type="float" office:value="-97.3493824058239" calcext:value-type="float">
            <text:p>-97,3493824058239</text:p>
          </table:table-cell>
          <table:table-cell table:formula="of:=[.C40]-[.B40]" office:value-type="float" office:value="0.369093071886994" calcext:value-type="float">
            <text:p>0,369093071886994</text:p>
          </table:table-cell>
          <table:table-cell office:value-type="string" calcext:value-type="string">
            <text:p>2020-06-05_18-37-52</text:p>
          </table:table-cell>
          <table:table-cell table:formula="of:=HYPERLINK(&quot;mu_quicktest/2020-06-05_18-37-52/plot.png&quot;)" office:value-type="string" office:string-value="mu_quicktest/2020-06-05_18-37-52/plot.png" calcext:value-type="string">
            <text:p>mu_quicktest/2020-06-05_18-37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206254679939" calcext:value-type="float">
            <text:p>-98,0206254679939</text:p>
          </table:table-cell>
          <table:table-cell office:value-type="float" office:value="-97.3062143817788" calcext:value-type="float">
            <text:p>-97,3062143817788</text:p>
          </table:table-cell>
          <table:table-cell table:formula="of:=[.C41]-[.B41]" office:value-type="float" office:value="0.714411086215094" calcext:value-type="float">
            <text:p>0,714411086215094</text:p>
          </table:table-cell>
          <table:table-cell office:value-type="string" calcext:value-type="string">
            <text:p>2020-06-05_15-41-40</text:p>
          </table:table-cell>
          <table:table-cell table:formula="of:=HYPERLINK(&quot;mu_quicktest/2020-06-05_15-41-40/plot.png&quot;)" office:value-type="string" office:string-value="mu_quicktest/2020-06-05_15-41-40/plot.png" calcext:value-type="string">
            <text:p>mu_quicktest/2020-06-05_15-41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4205038416723" calcext:value-type="float">
            <text:p>-97,4205038416723</text:p>
          </table:table-cell>
          <table:table-cell office:value-type="float" office:value="-97.2528001227852" calcext:value-type="float">
            <text:p>-97,2528001227852</text:p>
          </table:table-cell>
          <table:table-cell table:formula="of:=[.C42]-[.B42]" office:value-type="float" office:value="0.167703718887097" calcext:value-type="float">
            <text:p>0,167703718887097</text:p>
          </table:table-cell>
          <table:table-cell office:value-type="string" calcext:value-type="string">
            <text:p>2020-06-05_15-42-47</text:p>
          </table:table-cell>
          <table:table-cell table:formula="of:=HYPERLINK(&quot;mu_quicktest/2020-06-05_15-42-47/plot.png&quot;)" office:value-type="string" office:string-value="mu_quicktest/2020-06-05_15-42-47/plot.png" calcext:value-type="string">
            <text:p>mu_quicktest/2020-06-05_15-42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379495458375" calcext:value-type="float">
            <text:p>-98,0379495458375</text:p>
          </table:table-cell>
          <table:table-cell office:value-type="float" office:value="-97.2197070925029" calcext:value-type="float">
            <text:p>-97,2197070925029</text:p>
          </table:table-cell>
          <table:table-cell table:formula="of:=[.C43]-[.B43]" office:value-type="float" office:value="0.818242453334605" calcext:value-type="float">
            <text:p>0,818242453334605</text:p>
          </table:table-cell>
          <table:table-cell office:value-type="string" calcext:value-type="string">
            <text:p>2020-06-05_18-37-02</text:p>
          </table:table-cell>
          <table:table-cell table:formula="of:=HYPERLINK(&quot;mu_quicktest/2020-06-05_18-37-02/plot.png&quot;)" office:value-type="string" office:string-value="mu_quicktest/2020-06-05_18-37-02/plot.png" calcext:value-type="string">
            <text:p>mu_quicktest/2020-06-05_18-37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9475590329791" calcext:value-type="float">
            <text:p>-97,9475590329791</text:p>
          </table:table-cell>
          <table:table-cell office:value-type="float" office:value="-97.0519417117382" calcext:value-type="float">
            <text:p>-97,0519417117382</text:p>
          </table:table-cell>
          <table:table-cell table:formula="of:=[.C44]-[.B44]" office:value-type="float" office:value="0.895617321240906" calcext:value-type="float">
            <text:p>0,895617321240906</text:p>
          </table:table-cell>
          <table:table-cell office:value-type="string" calcext:value-type="string">
            <text:p>2020-06-05_16-33-43</text:p>
          </table:table-cell>
          <table:table-cell table:formula="of:=HYPERLINK(&quot;mu_quicktest/2020-06-05_16-33-43/plot.png&quot;)" office:value-type="string" office:string-value="mu_quicktest/2020-06-05_16-33-43/plot.png" calcext:value-type="string">
            <text:p>mu_quicktest/2020-06-05_16-33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540945141062" calcext:value-type="float">
            <text:p>-99,2540945141062</text:p>
          </table:table-cell>
          <table:table-cell office:value-type="float" office:value="-96.8685025224062" calcext:value-type="float">
            <text:p>-96,8685025224062</text:p>
          </table:table-cell>
          <table:table-cell table:formula="of:=[.C45]-[.B45]" office:value-type="float" office:value="2.3855919917" calcext:value-type="float">
            <text:p>2,3855919917</text:p>
          </table:table-cell>
          <table:table-cell office:value-type="string" calcext:value-type="string">
            <text:p>2020-06-05_18-45-53</text:p>
          </table:table-cell>
          <table:table-cell table:formula="of:=HYPERLINK(&quot;mu_quicktest/2020-06-05_18-45-53/plot.png&quot;)" office:value-type="string" office:string-value="mu_quicktest/2020-06-05_18-45-53/plot.png" calcext:value-type="string">
            <text:p>mu_quicktest/2020-06-05_18-45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8912559310823" calcext:value-type="float">
            <text:p>-98,8912559310823</text:p>
          </table:table-cell>
          <table:table-cell office:value-type="float" office:value="-96.80677953255" calcext:value-type="float">
            <text:p>-96,80677953255</text:p>
          </table:table-cell>
          <table:table-cell table:formula="of:=[.C46]-[.B46]" office:value-type="float" office:value="2.0844763985323" calcext:value-type="float">
            <text:p>2,0844763985323</text:p>
          </table:table-cell>
          <table:table-cell office:value-type="string" calcext:value-type="string">
            <text:p>2020-06-05_13-53-34</text:p>
          </table:table-cell>
          <table:table-cell table:formula="of:=HYPERLINK(&quot;mu_quicktest/2020-06-05_13-53-34/plot.png&quot;)" office:value-type="string" office:string-value="mu_quicktest/2020-06-05_13-53-34/plot.png" calcext:value-type="string">
            <text:p>mu_quicktest/2020-06-05_13-53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123815624634" calcext:value-type="float">
            <text:p>-101,123815624634</text:p>
          </table:table-cell>
          <table:table-cell office:value-type="float" office:value="-96.2422288686815" calcext:value-type="float">
            <text:p>-96,2422288686815</text:p>
          </table:table-cell>
          <table:table-cell table:formula="of:=[.C47]-[.B47]" office:value-type="float" office:value="4.88158675595251" calcext:value-type="float">
            <text:p>4,88158675595251</text:p>
          </table:table-cell>
          <table:table-cell office:value-type="string" calcext:value-type="string">
            <text:p>2020-06-05_19-27-45</text:p>
          </table:table-cell>
          <table:table-cell table:formula="of:=HYPERLINK(&quot;mu_quicktest/2020-06-05_19-27-45/plot.png&quot;)" office:value-type="string" office:string-value="mu_quicktest/2020-06-05_19-27-45/plot.png" calcext:value-type="string">
            <text:p>mu_quicktest/2020-06-05_19-27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515718873584" calcext:value-type="float">
            <text:p>-98,4515718873584</text:p>
          </table:table-cell>
          <table:table-cell office:value-type="float" office:value="-96.1577192246384" calcext:value-type="float">
            <text:p>-96,1577192246384</text:p>
          </table:table-cell>
          <table:table-cell table:formula="of:=[.C48]-[.B48]" office:value-type="float" office:value="2.29385266272" calcext:value-type="float">
            <text:p>2,29385266272</text:p>
          </table:table-cell>
          <table:table-cell office:value-type="string" calcext:value-type="string">
            <text:p>2020-06-05_15-03-20</text:p>
          </table:table-cell>
          <table:table-cell table:formula="of:=HYPERLINK(&quot;mu_quicktest/2020-06-05_15-03-20/plot.png&quot;)" office:value-type="string" office:string-value="mu_quicktest/2020-06-05_15-03-20/plot.png" calcext:value-type="string">
            <text:p>mu_quicktest/2020-06-05_15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3958499120419" calcext:value-type="float">
            <text:p>-98,3958499120419</text:p>
          </table:table-cell>
          <table:table-cell office:value-type="float" office:value="-96.1512798873282" calcext:value-type="float">
            <text:p>-96,1512798873282</text:p>
          </table:table-cell>
          <table:table-cell table:formula="of:=[.C49]-[.B49]" office:value-type="float" office:value="2.2445700247137" calcext:value-type="float">
            <text:p>2,2445700247137</text:p>
          </table:table-cell>
          <table:table-cell office:value-type="string" calcext:value-type="string">
            <text:p>2020-06-05_18-46-54</text:p>
          </table:table-cell>
          <table:table-cell table:formula="of:=HYPERLINK(&quot;mu_quicktest/2020-06-05_18-46-54/plot.png&quot;)" office:value-type="string" office:string-value="mu_quicktest/2020-06-05_18-46-54/plot.png" calcext:value-type="string">
            <text:p>mu_quicktest/2020-06-05_18-46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59815856745" calcext:value-type="float">
            <text:p>-101,059815856745</text:p>
          </table:table-cell>
          <table:table-cell office:value-type="float" office:value="-96.0894596279601" calcext:value-type="float">
            <text:p>-96,0894596279601</text:p>
          </table:table-cell>
          <table:table-cell table:formula="of:=[.C50]-[.B50]" office:value-type="float" office:value="4.97035622878491" calcext:value-type="float">
            <text:p>4,97035622878491</text:p>
          </table:table-cell>
          <table:table-cell office:value-type="string" calcext:value-type="string">
            <text:p>2020-06-05_17-41-14</text:p>
          </table:table-cell>
          <table:table-cell table:formula="of:=HYPERLINK(&quot;mu_quicktest/2020-06-05_17-41-14/plot.png&quot;)" office:value-type="string" office:string-value="mu_quicktest/2020-06-05_17-41-14/plot.png" calcext:value-type="string">
            <text:p>mu_quicktest/2020-06-05_17-41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6575630419158" calcext:value-type="float">
            <text:p>-97,6575630419158</text:p>
          </table:table-cell>
          <table:table-cell office:value-type="float" office:value="-96.0881986621718" calcext:value-type="float">
            <text:p>-96,0881986621718</text:p>
          </table:table-cell>
          <table:table-cell table:formula="of:=[.C51]-[.B51]" office:value-type="float" office:value="1.56936437974399" calcext:value-type="float">
            <text:p>1,56936437974399</text:p>
          </table:table-cell>
          <table:table-cell office:value-type="string" calcext:value-type="string">
            <text:p>2020-06-05_18-48-41</text:p>
          </table:table-cell>
          <table:table-cell table:formula="of:=HYPERLINK(&quot;mu_quicktest/2020-06-05_18-48-41/plot.png&quot;)" office:value-type="string" office:string-value="mu_quicktest/2020-06-05_18-48-41/plot.png" calcext:value-type="string">
            <text:p>mu_quicktest/2020-06-05_18-48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743011271171" calcext:value-type="float">
            <text:p>-97,7743011271171</text:p>
          </table:table-cell>
          <table:table-cell office:value-type="float" office:value="-95.9968534043825" calcext:value-type="float">
            <text:p>-95,9968534043825</text:p>
          </table:table-cell>
          <table:table-cell table:formula="of:=[.C52]-[.B52]" office:value-type="float" office:value="1.77744772273459" calcext:value-type="float">
            <text:p>1,77744772273459</text:p>
          </table:table-cell>
          <table:table-cell office:value-type="string" calcext:value-type="string">
            <text:p>2020-06-05_14-56-16</text:p>
          </table:table-cell>
          <table:table-cell table:formula="of:=HYPERLINK(&quot;mu_quicktest/2020-06-05_14-56-16/plot.png&quot;)" office:value-type="string" office:string-value="mu_quicktest/2020-06-05_14-56-16/plot.png" calcext:value-type="string">
            <text:p>mu_quicktest/2020-06-05_14-56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401771583002" calcext:value-type="float">
            <text:p>-98,0401771583002</text:p>
          </table:table-cell>
          <table:table-cell office:value-type="float" office:value="-95.8611961119014" calcext:value-type="float">
            <text:p>-95,8611961119014</text:p>
          </table:table-cell>
          <table:table-cell table:formula="of:=[.C53]-[.B53]" office:value-type="float" office:value="2.17898104639879" calcext:value-type="float">
            <text:p>2,17898104639879</text:p>
          </table:table-cell>
          <table:table-cell office:value-type="string" calcext:value-type="string">
            <text:p>2020-06-05_14-04-04</text:p>
          </table:table-cell>
          <table:table-cell table:formula="of:=HYPERLINK(&quot;mu_quicktest/2020-06-05_14-04-04/plot.png&quot;)" office:value-type="string" office:string-value="mu_quicktest/2020-06-05_14-04-04/plot.png" calcext:value-type="string">
            <text:p>mu_quicktest/2020-06-05_14-04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023883374516" calcext:value-type="float">
            <text:p>-97,8023883374516</text:p>
          </table:table-cell>
          <table:table-cell office:value-type="float" office:value="-95.8064807918976" calcext:value-type="float">
            <text:p>-95,8064807918976</text:p>
          </table:table-cell>
          <table:table-cell table:formula="of:=[.C54]-[.B54]" office:value-type="float" office:value="1.995907545554" calcext:value-type="float">
            <text:p>1,995907545554</text:p>
          </table:table-cell>
          <table:table-cell office:value-type="string" calcext:value-type="string">
            <text:p>2020-06-05_14-22-12</text:p>
          </table:table-cell>
          <table:table-cell table:formula="of:=HYPERLINK(&quot;mu_quicktest/2020-06-05_14-22-12/plot.png&quot;)" office:value-type="string" office:string-value="mu_quicktest/2020-06-05_14-22-12/plot.png" calcext:value-type="string">
            <text:p>mu_quicktest/2020-06-05_14-2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173075364723" calcext:value-type="float">
            <text:p>-99,0173075364723</text:p>
          </table:table-cell>
          <table:table-cell office:value-type="float" office:value="-95.3644830251468" calcext:value-type="float">
            <text:p>-95,3644830251468</text:p>
          </table:table-cell>
          <table:table-cell table:formula="of:=[.C55]-[.B55]" office:value-type="float" office:value="3.65282451132551" calcext:value-type="float">
            <text:p>3,65282451132551</text:p>
          </table:table-cell>
          <table:table-cell office:value-type="string" calcext:value-type="string">
            <text:p>2020-06-05_15-31-33</text:p>
          </table:table-cell>
          <table:table-cell table:formula="of:=HYPERLINK(&quot;mu_quicktest/2020-06-05_15-31-33/plot.png&quot;)" office:value-type="string" office:string-value="mu_quicktest/2020-06-05_15-31-33/plot.png" calcext:value-type="string">
            <text:p>mu_quicktest/2020-06-05_15-31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446371180059" calcext:value-type="float">
            <text:p>-96,1446371180059</text:p>
          </table:table-cell>
          <table:table-cell office:value-type="float" office:value="-95.0693108664136" calcext:value-type="float">
            <text:p>-95,0693108664136</text:p>
          </table:table-cell>
          <table:table-cell table:formula="of:=[.C56]-[.B56]" office:value-type="float" office:value="1.0753262515923" calcext:value-type="float">
            <text:p>1,0753262515923</text:p>
          </table:table-cell>
          <table:table-cell office:value-type="string" calcext:value-type="string">
            <text:p>2020-06-05_17-55-15</text:p>
          </table:table-cell>
          <table:table-cell table:formula="of:=HYPERLINK(&quot;mu_quicktest/2020-06-05_17-55-15/plot.png&quot;)" office:value-type="string" office:string-value="mu_quicktest/2020-06-05_17-55-15/plot.png" calcext:value-type="string">
            <text:p>mu_quicktest/2020-06-05_17-5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44349473992" calcext:value-type="float">
            <text:p>-99,5844349473992</text:p>
          </table:table-cell>
          <table:table-cell office:value-type="float" office:value="-95.0190935175635" calcext:value-type="float">
            <text:p>-95,0190935175635</text:p>
          </table:table-cell>
          <table:table-cell table:formula="of:=[.C57]-[.B57]" office:value-type="float" office:value="4.5653414298357" calcext:value-type="float">
            <text:p>4,5653414298357</text:p>
          </table:table-cell>
          <table:table-cell office:value-type="string" calcext:value-type="string">
            <text:p>2020-06-05_15-52-53</text:p>
          </table:table-cell>
          <table:table-cell table:formula="of:=HYPERLINK(&quot;mu_quicktest/2020-06-05_15-52-53/plot.png&quot;)" office:value-type="string" office:string-value="mu_quicktest/2020-06-05_15-52-53/plot.png" calcext:value-type="string">
            <text:p>mu_quicktest/2020-06-05_15-52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97829876682" calcext:value-type="float">
            <text:p>-95,9397829876682</text:p>
          </table:table-cell>
          <table:table-cell office:value-type="float" office:value="-94.7614794653506" calcext:value-type="float">
            <text:p>-94,7614794653506</text:p>
          </table:table-cell>
          <table:table-cell table:formula="of:=[.C58]-[.B58]" office:value-type="float" office:value="1.17830352231759" calcext:value-type="float">
            <text:p>1,17830352231759</text:p>
          </table:table-cell>
          <table:table-cell office:value-type="string" calcext:value-type="string">
            <text:p>2020-06-05_16-24-18</text:p>
          </table:table-cell>
          <table:table-cell table:formula="of:=HYPERLINK(&quot;mu_quicktest/2020-06-05_16-24-18/plot.png&quot;)" office:value-type="string" office:string-value="mu_quicktest/2020-06-05_16-24-18/plot.png" calcext:value-type="string">
            <text:p>mu_quicktest/2020-06-05_16-24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5459744564675" calcext:value-type="float">
            <text:p>-96,5459744564675</text:p>
          </table:table-cell>
          <table:table-cell office:value-type="float" office:value="-94.5193753425018" calcext:value-type="float">
            <text:p>-94,5193753425018</text:p>
          </table:table-cell>
          <table:table-cell table:formula="of:=[.C59]-[.B59]" office:value-type="float" office:value="2.0265991139657" calcext:value-type="float">
            <text:p>2,0265991139657</text:p>
          </table:table-cell>
          <table:table-cell office:value-type="string" calcext:value-type="string">
            <text:p>2020-06-05_17-43-05</text:p>
          </table:table-cell>
          <table:table-cell table:formula="of:=HYPERLINK(&quot;mu_quicktest/2020-06-05_17-43-05/plot.png&quot;)" office:value-type="string" office:string-value="mu_quicktest/2020-06-05_17-43-05/plot.png" calcext:value-type="string">
            <text:p>mu_quicktest/2020-06-05_17-43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243670317691" calcext:value-type="float">
            <text:p>-98,2243670317691</text:p>
          </table:table-cell>
          <table:table-cell office:value-type="float" office:value="-94.4929951477282" calcext:value-type="float">
            <text:p>-94,4929951477282</text:p>
          </table:table-cell>
          <table:table-cell table:formula="of:=[.C60]-[.B60]" office:value-type="float" office:value="3.73137188404091" calcext:value-type="float">
            <text:p>3,73137188404091</text:p>
          </table:table-cell>
          <table:table-cell office:value-type="string" calcext:value-type="string">
            <text:p>2020-06-05_14-16-36</text:p>
          </table:table-cell>
          <table:table-cell table:formula="of:=HYPERLINK(&quot;mu_quicktest/2020-06-05_14-16-36/plot.png&quot;)" office:value-type="string" office:string-value="mu_quicktest/2020-06-05_14-16-36/plot.png" calcext:value-type="string">
            <text:p>mu_quicktest/2020-06-05_14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7783005893453" calcext:value-type="float">
            <text:p>-96,7783005893453</text:p>
          </table:table-cell>
          <table:table-cell office:value-type="float" office:value="-94.4060354803418" calcext:value-type="float">
            <text:p>-94,4060354803418</text:p>
          </table:table-cell>
          <table:table-cell table:formula="of:=[.C61]-[.B61]" office:value-type="float" office:value="2.37226510900351" calcext:value-type="float">
            <text:p>2,37226510900351</text:p>
          </table:table-cell>
          <table:table-cell office:value-type="string" calcext:value-type="string">
            <text:p>2020-06-05_17-30-21</text:p>
          </table:table-cell>
          <table:table-cell table:formula="of:=HYPERLINK(&quot;mu_quicktest/2020-06-05_17-30-21/plot.png&quot;)" office:value-type="string" office:string-value="mu_quicktest/2020-06-05_17-30-21/plot.png" calcext:value-type="string">
            <text:p>mu_quicktest/2020-06-05_17-3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909263315422" calcext:value-type="float">
            <text:p>-99,4909263315422</text:p>
          </table:table-cell>
          <table:table-cell office:value-type="float" office:value="-94.2608050543954" calcext:value-type="float">
            <text:p>-94,2608050543954</text:p>
          </table:table-cell>
          <table:table-cell table:formula="of:=[.C62]-[.B62]" office:value-type="float" office:value="5.23012127714679" calcext:value-type="float">
            <text:p>5,23012127714679</text:p>
          </table:table-cell>
          <table:table-cell office:value-type="string" calcext:value-type="string">
            <text:p>2020-06-05_14-52-35</text:p>
          </table:table-cell>
          <table:table-cell table:formula="of:=HYPERLINK(&quot;mu_quicktest/2020-06-05_14-52-35/plot.png&quot;)" office:value-type="string" office:string-value="mu_quicktest/2020-06-05_14-52-35/plot.png" calcext:value-type="string">
            <text:p>mu_quicktest/2020-06-05_14-5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83836450643" calcext:value-type="float">
            <text:p>-98,783836450643</text:p>
          </table:table-cell>
          <table:table-cell office:value-type="float" office:value="-94.0179845664715" calcext:value-type="float">
            <text:p>-94,0179845664715</text:p>
          </table:table-cell>
          <table:table-cell table:formula="of:=[.C63]-[.B63]" office:value-type="float" office:value="4.7658518841715" calcext:value-type="float">
            <text:p>4,7658518841715</text:p>
          </table:table-cell>
          <table:table-cell office:value-type="string" calcext:value-type="string">
            <text:p>2020-06-05_14-05-32</text:p>
          </table:table-cell>
          <table:table-cell table:formula="of:=HYPERLINK(&quot;mu_quicktest/2020-06-05_14-05-32/plot.png&quot;)" office:value-type="string" office:string-value="mu_quicktest/2020-06-05_14-05-32/plot.png" calcext:value-type="string">
            <text:p>mu_quicktest/2020-06-05_14-0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2629417396059" calcext:value-type="float">
            <text:p>-95,2629417396059</text:p>
          </table:table-cell>
          <table:table-cell office:value-type="float" office:value="-93.19543292188" calcext:value-type="float">
            <text:p>-93,19543292188</text:p>
          </table:table-cell>
          <table:table-cell table:formula="of:=[.C64]-[.B64]" office:value-type="float" office:value="2.06750881772591" calcext:value-type="float">
            <text:p>2,06750881772591</text:p>
          </table:table-cell>
          <table:table-cell office:value-type="string" calcext:value-type="string">
            <text:p>2020-06-05_19-29-16</text:p>
          </table:table-cell>
          <table:table-cell table:formula="of:=HYPERLINK(&quot;mu_quicktest/2020-06-05_19-29-16/plot.png&quot;)" office:value-type="string" office:string-value="mu_quicktest/2020-06-05_19-29-16/plot.png" calcext:value-type="string">
            <text:p>mu_quicktest/2020-06-05_19-29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2650077097435" calcext:value-type="float">
            <text:p>-93,2650077097435</text:p>
          </table:table-cell>
          <table:table-cell office:value-type="float" office:value="-93.0737001785102" calcext:value-type="float">
            <text:p>-93,0737001785102</text:p>
          </table:table-cell>
          <table:table-cell table:formula="of:=[.C65]-[.B65]" office:value-type="float" office:value="0.191307531233306" calcext:value-type="float">
            <text:p>0,191307531233306</text:p>
          </table:table-cell>
          <table:table-cell office:value-type="string" calcext:value-type="string">
            <text:p>2020-06-05_14-32-38</text:p>
          </table:table-cell>
          <table:table-cell table:formula="of:=HYPERLINK(&quot;mu_quicktest/2020-06-05_14-32-38/plot.png&quot;)" office:value-type="string" office:string-value="mu_quicktest/2020-06-05_14-32-38/plot.png" calcext:value-type="string">
            <text:p>mu_quicktest/2020-06-05_14-3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9013503696" calcext:value-type="float">
            <text:p>-98,609013503696</text:p>
          </table:table-cell>
          <table:table-cell office:value-type="float" office:value="-92.9604507793596" calcext:value-type="float">
            <text:p>-92,9604507793596</text:p>
          </table:table-cell>
          <table:table-cell table:formula="of:=[.C66]-[.B66]" office:value-type="float" office:value="5.6485627243364" calcext:value-type="float">
            <text:p>5,6485627243364</text:p>
          </table:table-cell>
          <table:table-cell office:value-type="string" calcext:value-type="string">
            <text:p>2020-06-05_15-19-28</text:p>
          </table:table-cell>
          <table:table-cell table:formula="of:=HYPERLINK(&quot;mu_quicktest/2020-06-05_15-19-28/plot.png&quot;)" office:value-type="string" office:string-value="mu_quicktest/2020-06-05_15-19-28/plot.png" calcext:value-type="string">
            <text:p>mu_quicktest/2020-06-05_15-19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3137976919217" calcext:value-type="float">
            <text:p>-97,3137976919217</text:p>
          </table:table-cell>
          <table:table-cell office:value-type="float" office:value="-92.7277374731189" calcext:value-type="float">
            <text:p>-92,7277374731189</text:p>
          </table:table-cell>
          <table:table-cell table:formula="of:=[.C67]-[.B67]" office:value-type="float" office:value="4.5860602188028" calcext:value-type="float">
            <text:p>4,5860602188028</text:p>
          </table:table-cell>
          <table:table-cell office:value-type="string" calcext:value-type="string">
            <text:p>2020-06-05_14-23-01</text:p>
          </table:table-cell>
          <table:table-cell table:formula="of:=HYPERLINK(&quot;mu_quicktest/2020-06-05_14-23-01/plot.png&quot;)" office:value-type="string" office:string-value="mu_quicktest/2020-06-05_14-23-01/plot.png" calcext:value-type="string">
            <text:p>mu_quicktest/2020-06-05_14-23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9963014046455" calcext:value-type="float">
            <text:p>-94,9963014046455</text:p>
          </table:table-cell>
          <table:table-cell office:value-type="float" office:value="-92.5656565236138" calcext:value-type="float">
            <text:p>-92,5656565236138</text:p>
          </table:table-cell>
          <table:table-cell table:formula="of:=[.C68]-[.B68]" office:value-type="float" office:value="2.4306448810317" calcext:value-type="float">
            <text:p>2,4306448810317</text:p>
          </table:table-cell>
          <table:table-cell office:value-type="string" calcext:value-type="string">
            <text:p>2020-06-05_17-32-21</text:p>
          </table:table-cell>
          <table:table-cell table:formula="of:=HYPERLINK(&quot;mu_quicktest/2020-06-05_17-32-21/plot.png&quot;)" office:value-type="string" office:string-value="mu_quicktest/2020-06-05_17-32-21/plot.png" calcext:value-type="string">
            <text:p>mu_quicktest/2020-06-05_17-3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192961541596" calcext:value-type="float">
            <text:p>-96,1192961541596</text:p>
          </table:table-cell>
          <table:table-cell office:value-type="float" office:value="-92.483426775976" calcext:value-type="float">
            <text:p>-92,483426775976</text:p>
          </table:table-cell>
          <table:table-cell table:formula="of:=[.C69]-[.B69]" office:value-type="float" office:value="3.6358693781836" calcext:value-type="float">
            <text:p>3,6358693781836</text:p>
          </table:table-cell>
          <table:table-cell office:value-type="string" calcext:value-type="string">
            <text:p>2020-06-05_14-18-16</text:p>
          </table:table-cell>
          <table:table-cell table:formula="of:=HYPERLINK(&quot;mu_quicktest/2020-06-05_14-18-16/plot.png&quot;)" office:value-type="string" office:string-value="mu_quicktest/2020-06-05_14-18-16/plot.png" calcext:value-type="string">
            <text:p>mu_quicktest/2020-06-05_14-18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5003397476614" calcext:value-type="float">
            <text:p>-94,5003397476614</text:p>
          </table:table-cell>
          <table:table-cell office:value-type="float" office:value="-92.1660017834985" calcext:value-type="float">
            <text:p>-92,1660017834985</text:p>
          </table:table-cell>
          <table:table-cell table:formula="of:=[.C70]-[.B70]" office:value-type="float" office:value="2.3343379641629" calcext:value-type="float">
            <text:p>2,3343379641629</text:p>
          </table:table-cell>
          <table:table-cell office:value-type="string" calcext:value-type="string">
            <text:p>2020-06-05_18-34-02</text:p>
          </table:table-cell>
          <table:table-cell table:formula="of:=HYPERLINK(&quot;mu_quicktest/2020-06-05_18-34-02/plot.png&quot;)" office:value-type="string" office:string-value="mu_quicktest/2020-06-05_18-34-02/plot.png" calcext:value-type="string">
            <text:p>mu_quicktest/2020-06-05_18-34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6213395838111" calcext:value-type="float">
            <text:p>-92,6213395838111</text:p>
          </table:table-cell>
          <table:table-cell office:value-type="float" office:value="-91.9738209894789" calcext:value-type="float">
            <text:p>-91,9738209894789</text:p>
          </table:table-cell>
          <table:table-cell table:formula="of:=[.C71]-[.B71]" office:value-type="float" office:value="0.647518594332212" calcext:value-type="float">
            <text:p>0,647518594332212</text:p>
          </table:table-cell>
          <table:table-cell office:value-type="string" calcext:value-type="string">
            <text:p>2020-06-05_18-35-04</text:p>
          </table:table-cell>
          <table:table-cell table:formula="of:=HYPERLINK(&quot;mu_quicktest/2020-06-05_18-35-04/plot.png&quot;)" office:value-type="string" office:string-value="mu_quicktest/2020-06-05_18-35-04/plot.png" calcext:value-type="string">
            <text:p>mu_quicktest/2020-06-05_18-35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050625291" calcext:value-type="float">
            <text:p>-98,2050625291</text:p>
          </table:table-cell>
          <table:table-cell office:value-type="float" office:value="-91.5121741992765" calcext:value-type="float">
            <text:p>-91,5121741992765</text:p>
          </table:table-cell>
          <table:table-cell table:formula="of:=[.C72]-[.B72]" office:value-type="float" office:value="6.6928883298235" calcext:value-type="float">
            <text:p>6,6928883298235</text:p>
          </table:table-cell>
          <table:table-cell office:value-type="string" calcext:value-type="string">
            <text:p>2020-06-05_14-25-29</text:p>
          </table:table-cell>
          <table:table-cell table:formula="of:=HYPERLINK(&quot;mu_quicktest/2020-06-05_14-25-29/plot.png&quot;)" office:value-type="string" office:string-value="mu_quicktest/2020-06-05_14-25-29/plot.png" calcext:value-type="string">
            <text:p>mu_quicktest/2020-06-05_14-2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3684718545913" calcext:value-type="float">
            <text:p>-95,3684718545913</text:p>
          </table:table-cell>
          <table:table-cell office:value-type="float" office:value="-91.1605078587978" calcext:value-type="float">
            <text:p>-91,1605078587978</text:p>
          </table:table-cell>
          <table:table-cell table:formula="of:=[.C73]-[.B73]" office:value-type="float" office:value="4.20796399579351" calcext:value-type="float">
            <text:p>4,20796399579351</text:p>
          </table:table-cell>
          <table:table-cell office:value-type="string" calcext:value-type="string">
            <text:p>2020-06-05_19-17-34</text:p>
          </table:table-cell>
          <table:table-cell table:formula="of:=HYPERLINK(&quot;mu_quicktest/2020-06-05_19-17-34/plot.png&quot;)" office:value-type="string" office:string-value="mu_quicktest/2020-06-05_19-17-34/plot.png" calcext:value-type="string">
            <text:p>mu_quicktest/2020-06-05_19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4664589235943" calcext:value-type="float">
            <text:p>-91,4664589235943</text:p>
          </table:table-cell>
          <table:table-cell office:value-type="float" office:value="-91.0132881475638" calcext:value-type="float">
            <text:p>-91,0132881475638</text:p>
          </table:table-cell>
          <table:table-cell table:formula="of:=[.C74]-[.B74]" office:value-type="float" office:value="0.453170776030504" calcext:value-type="float">
            <text:p>0,453170776030504</text:p>
          </table:table-cell>
          <table:table-cell office:value-type="string" calcext:value-type="string">
            <text:p>2020-06-05_19-26-43</text:p>
          </table:table-cell>
          <table:table-cell table:formula="of:=HYPERLINK(&quot;mu_quicktest/2020-06-05_19-26-43/plot.png&quot;)" office:value-type="string" office:string-value="mu_quicktest/2020-06-05_19-26-43/plot.png" calcext:value-type="string">
            <text:p>mu_quicktest/2020-06-05_19-2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651817271702" calcext:value-type="float">
            <text:p>-91,2651817271702</text:p>
          </table:table-cell>
          <table:table-cell office:value-type="float" office:value="-90.9187144058991" calcext:value-type="float">
            <text:p>-90,9187144058991</text:p>
          </table:table-cell>
          <table:table-cell table:formula="of:=[.C75]-[.B75]" office:value-type="float" office:value="0.346467321271106" calcext:value-type="float">
            <text:p>0,346467321271106</text:p>
          </table:table-cell>
          <table:table-cell office:value-type="string" calcext:value-type="string">
            <text:p>2020-06-05_18-30-48</text:p>
          </table:table-cell>
          <table:table-cell table:formula="of:=HYPERLINK(&quot;mu_quicktest/2020-06-05_18-30-48/plot.png&quot;)" office:value-type="string" office:string-value="mu_quicktest/2020-06-05_18-30-48/plot.png" calcext:value-type="string">
            <text:p>mu_quicktest/2020-06-05_18-3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0130017984539" calcext:value-type="float">
            <text:p>-91,0130017984539</text:p>
          </table:table-cell>
          <table:table-cell office:value-type="float" office:value="-90.6513035871166" calcext:value-type="float">
            <text:p>-90,6513035871166</text:p>
          </table:table-cell>
          <table:table-cell table:formula="of:=[.C76]-[.B76]" office:value-type="float" office:value="0.361698211337298" calcext:value-type="float">
            <text:p>0,361698211337298</text:p>
          </table:table-cell>
          <table:table-cell office:value-type="string" calcext:value-type="string">
            <text:p>2020-06-05_17-40-21</text:p>
          </table:table-cell>
          <table:table-cell table:formula="of:=HYPERLINK(&quot;mu_quicktest/2020-06-05_17-40-21/plot.png&quot;)" office:value-type="string" office:string-value="mu_quicktest/2020-06-05_17-40-21/plot.png" calcext:value-type="string">
            <text:p>mu_quicktest/2020-06-05_17-4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8155136436038" calcext:value-type="float">
            <text:p>-92,8155136436038</text:p>
          </table:table-cell>
          <table:table-cell office:value-type="float" office:value="-90.5031904522406" calcext:value-type="float">
            <text:p>-90,5031904522406</text:p>
          </table:table-cell>
          <table:table-cell table:formula="of:=[.C77]-[.B77]" office:value-type="float" office:value="2.31232319136319" calcext:value-type="float">
            <text:p>2,31232319136319</text:p>
          </table:table-cell>
          <table:table-cell office:value-type="string" calcext:value-type="string">
            <text:p>2020-06-05_14-24-39</text:p>
          </table:table-cell>
          <table:table-cell table:formula="of:=HYPERLINK(&quot;mu_quicktest/2020-06-05_14-24-39/plot.png&quot;)" office:value-type="string" office:string-value="mu_quicktest/2020-06-05_14-24-39/plot.png" calcext:value-type="string">
            <text:p>mu_quicktest/2020-06-05_14-2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724619925651" calcext:value-type="float">
            <text:p>-99,2724619925651</text:p>
          </table:table-cell>
          <table:table-cell office:value-type="float" office:value="-90.2741172406904" calcext:value-type="float">
            <text:p>-90,2741172406904</text:p>
          </table:table-cell>
          <table:table-cell table:formula="of:=[.C78]-[.B78]" office:value-type="float" office:value="8.9983447518747" calcext:value-type="float">
            <text:p>8,9983447518747</text:p>
          </table:table-cell>
          <table:table-cell office:value-type="string" calcext:value-type="string">
            <text:p>2020-06-05_17-31-26</text:p>
          </table:table-cell>
          <table:table-cell table:formula="of:=HYPERLINK(&quot;mu_quicktest/2020-06-05_17-31-26/plot.png&quot;)" office:value-type="string" office:string-value="mu_quicktest/2020-06-05_17-31-26/plot.png" calcext:value-type="string">
            <text:p>mu_quicktest/2020-06-05_17-3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1589789152191" calcext:value-type="float">
            <text:p>-91,1589789152191</text:p>
          </table:table-cell>
          <table:table-cell office:value-type="float" office:value="-90.1578853488246" calcext:value-type="float">
            <text:p>-90,1578853488246</text:p>
          </table:table-cell>
          <table:table-cell table:formula="of:=[.C79]-[.B79]" office:value-type="float" office:value="1.00109356639449" calcext:value-type="float">
            <text:p>1,00109356639449</text:p>
          </table:table-cell>
          <table:table-cell office:value-type="string" calcext:value-type="string">
            <text:p>2020-06-05_14-12-43</text:p>
          </table:table-cell>
          <table:table-cell table:formula="of:=HYPERLINK(&quot;mu_quicktest/2020-06-05_14-12-43/plot.png&quot;)" office:value-type="string" office:string-value="mu_quicktest/2020-06-05_14-12-43/plot.png" calcext:value-type="string">
            <text:p>mu_quicktest/2020-06-05_14-12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1442836199141" calcext:value-type="float">
            <text:p>-92,1442836199141</text:p>
          </table:table-cell>
          <table:table-cell office:value-type="float" office:value="-90.00136514261" calcext:value-type="float">
            <text:p>-90,00136514261</text:p>
          </table:table-cell>
          <table:table-cell table:formula="of:=[.C80]-[.B80]" office:value-type="float" office:value="2.14291847730411" calcext:value-type="float">
            <text:p>2,14291847730411</text:p>
          </table:table-cell>
          <table:table-cell office:value-type="string" calcext:value-type="string">
            <text:p>2020-06-05_18-07-13</text:p>
          </table:table-cell>
          <table:table-cell table:formula="of:=HYPERLINK(&quot;mu_quicktest/2020-06-05_18-07-13/plot.png&quot;)" office:value-type="string" office:string-value="mu_quicktest/2020-06-05_18-07-13/plot.png" calcext:value-type="string">
            <text:p>mu_quicktest/2020-06-05_18-07-1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3069131526218" calcext:value-type="float">
            <text:p>-91,3069131526218</text:p>
          </table:table-cell>
          <table:table-cell office:value-type="float" office:value="-89.3505366528875" calcext:value-type="float">
            <text:p>-89,3505366528875</text:p>
          </table:table-cell>
          <table:table-cell table:formula="of:=[.C81]-[.B81]" office:value-type="float" office:value="1.9563764997343" calcext:value-type="float">
            <text:p>1,9563764997343</text:p>
          </table:table-cell>
          <table:table-cell office:value-type="string" calcext:value-type="string">
            <text:p>2020-06-05_15-43-38</text:p>
          </table:table-cell>
          <table:table-cell table:formula="of:=HYPERLINK(&quot;mu_quicktest/2020-06-05_15-43-38/plot.png&quot;)" office:value-type="string" office:string-value="mu_quicktest/2020-06-05_15-43-38/plot.png" calcext:value-type="string">
            <text:p>mu_quicktest/2020-06-05_15-43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0662362956231" calcext:value-type="float">
            <text:p>-92,0662362956231</text:p>
          </table:table-cell>
          <table:table-cell office:value-type="float" office:value="-88.8255449656196" calcext:value-type="float">
            <text:p>-88,8255449656196</text:p>
          </table:table-cell>
          <table:table-cell table:formula="of:=[.C82]-[.B82]" office:value-type="float" office:value="3.2406913300035" calcext:value-type="float">
            <text:p>3,2406913300035</text:p>
          </table:table-cell>
          <table:table-cell office:value-type="string" calcext:value-type="string">
            <text:p>2020-06-05_16-47-55</text:p>
          </table:table-cell>
          <table:table-cell table:formula="of:=HYPERLINK(&quot;mu_quicktest/2020-06-05_16-47-55/plot.png&quot;)" office:value-type="string" office:string-value="mu_quicktest/2020-06-05_16-47-55/plot.png" calcext:value-type="string">
            <text:p>mu_quicktest/2020-06-05_16-47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4890875923215" calcext:value-type="float">
            <text:p>-88,4890875923215</text:p>
          </table:table-cell>
          <table:table-cell office:value-type="float" office:value="-88.363212109097" calcext:value-type="float">
            <text:p>-88,363212109097</text:p>
          </table:table-cell>
          <table:table-cell table:formula="of:=[.C83]-[.B83]" office:value-type="float" office:value="0.12587548322449" calcext:value-type="float">
            <text:p>0,12587548322449</text:p>
          </table:table-cell>
          <table:table-cell office:value-type="string" calcext:value-type="string">
            <text:p>2020-06-05_16-25-33</text:p>
          </table:table-cell>
          <table:table-cell table:formula="of:=HYPERLINK(&quot;mu_quicktest/2020-06-05_16-25-33/plot.png&quot;)" office:value-type="string" office:string-value="mu_quicktest/2020-06-05_16-25-33/plot.png" calcext:value-type="string">
            <text:p>mu_quicktest/2020-06-05_16-25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010916233134" calcext:value-type="float">
            <text:p>-99,5010916233134</text:p>
          </table:table-cell>
          <table:table-cell office:value-type="float" office:value="-87.9502280021661" calcext:value-type="float">
            <text:p>-87,9502280021661</text:p>
          </table:table-cell>
          <table:table-cell table:formula="of:=[.C84]-[.B84]" office:value-type="float" office:value="11.5508636211473" calcext:value-type="float">
            <text:p>11,5508636211473</text:p>
          </table:table-cell>
          <table:table-cell office:value-type="string" calcext:value-type="string">
            <text:p>2020-06-05_16-59-49</text:p>
          </table:table-cell>
          <table:table-cell table:formula="of:=HYPERLINK(&quot;mu_quicktest/2020-06-05_16-59-49/plot.png&quot;)" office:value-type="string" office:string-value="mu_quicktest/2020-06-05_16-59-49/plot.png" calcext:value-type="string">
            <text:p>mu_quicktest/2020-06-05_16-5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7250898179205" calcext:value-type="float">
            <text:p>-93,7250898179205</text:p>
          </table:table-cell>
          <table:table-cell office:value-type="float" office:value="-86.0621618939868" calcext:value-type="float">
            <text:p>-86,0621618939868</text:p>
          </table:table-cell>
          <table:table-cell table:formula="of:=[.C85]-[.B85]" office:value-type="float" office:value="7.66292792393371" calcext:value-type="float">
            <text:p>7,66292792393371</text:p>
          </table:table-cell>
          <table:table-cell office:value-type="string" calcext:value-type="string">
            <text:p>2020-06-05_19-06-08</text:p>
          </table:table-cell>
          <table:table-cell table:formula="of:=HYPERLINK(&quot;mu_quicktest/2020-06-05_19-06-08/plot.png&quot;)" office:value-type="string" office:string-value="mu_quicktest/2020-06-05_19-06-08/plot.png" calcext:value-type="string">
            <text:p>mu_quicktest/2020-06-05_19-06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284358769627" calcext:value-type="float">
            <text:p>-88,284358769627</text:p>
          </table:table-cell>
          <table:table-cell office:value-type="float" office:value="-85.8152346365074" calcext:value-type="float">
            <text:p>-85,8152346365074</text:p>
          </table:table-cell>
          <table:table-cell table:formula="of:=[.C86]-[.B86]" office:value-type="float" office:value="2.46912413311961" calcext:value-type="float">
            <text:p>2,46912413311961</text:p>
          </table:table-cell>
          <table:table-cell office:value-type="string" calcext:value-type="string">
            <text:p>2020-06-05_19-04-31</text:p>
          </table:table-cell>
          <table:table-cell table:formula="of:=HYPERLINK(&quot;mu_quicktest/2020-06-05_19-04-31/plot.png&quot;)" office:value-type="string" office:string-value="mu_quicktest/2020-06-05_19-04-31/plot.png" calcext:value-type="string">
            <text:p>mu_quicktest/2020-06-05_19-04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583329750042" calcext:value-type="float">
            <text:p>-87,583329750042</text:p>
          </table:table-cell>
          <table:table-cell office:value-type="float" office:value="-83.4723755984259" calcext:value-type="float">
            <text:p>-83,4723755984259</text:p>
          </table:table-cell>
          <table:table-cell table:formula="of:=[.C87]-[.B87]" office:value-type="float" office:value="4.1109541516161" calcext:value-type="float">
            <text:p>4,1109541516161</text:p>
          </table:table-cell>
          <table:table-cell office:value-type="string" calcext:value-type="string">
            <text:p>2020-06-05_14-53-37</text:p>
          </table:table-cell>
          <table:table-cell table:formula="of:=HYPERLINK(&quot;mu_quicktest/2020-06-05_14-53-37/plot.png&quot;)" office:value-type="string" office:string-value="mu_quicktest/2020-06-05_14-53-37/plot.png" calcext:value-type="string">
            <text:p>mu_quicktest/2020-06-05_14-53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0.2433218079729" calcext:value-type="float">
            <text:p>-90,2433218079729</text:p>
          </table:table-cell>
          <table:table-cell office:value-type="float" office:value="-82.5720756061977" calcext:value-type="float">
            <text:p>-82,5720756061977</text:p>
          </table:table-cell>
          <table:table-cell table:formula="of:=[.C88]-[.B88]" office:value-type="float" office:value="7.6712462017752" calcext:value-type="float">
            <text:p>7,6712462017752</text:p>
          </table:table-cell>
          <table:table-cell office:value-type="string" calcext:value-type="string">
            <text:p>2020-06-05_18-32-52</text:p>
          </table:table-cell>
          <table:table-cell table:formula="of:=HYPERLINK(&quot;mu_quicktest/2020-06-05_18-32-52/plot.png&quot;)" office:value-type="string" office:string-value="mu_quicktest/2020-06-05_18-32-52/plot.png" calcext:value-type="string">
            <text:p>mu_quicktest/2020-06-05_18-32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4729322134194" calcext:value-type="float">
            <text:p>-95,4729322134194</text:p>
          </table:table-cell>
          <table:table-cell office:value-type="float" office:value="-80.0678345468315" calcext:value-type="float">
            <text:p>-80,0678345468315</text:p>
          </table:table-cell>
          <table:table-cell table:formula="of:=[.C89]-[.B89]" office:value-type="float" office:value="15.4050976665879" calcext:value-type="float">
            <text:p>15,4050976665879</text:p>
          </table:table-cell>
          <table:table-cell office:value-type="string" calcext:value-type="string">
            <text:p>2020-06-05_13-12-00</text:p>
          </table:table-cell>
          <table:table-cell table:formula="of:=HYPERLINK(&quot;mu_quicktest/2020-06-05_13-12-00/plot.png&quot;)" office:value-type="string" office:string-value="mu_quicktest/2020-06-05_13-12-00/plot.png" calcext:value-type="string">
            <text:p>mu_quicktest/2020-06-05_13-12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3427795226559" calcext:value-type="float">
            <text:p>-92,3427795226559</text:p>
          </table:table-cell>
          <table:table-cell office:value-type="float" office:value="-79.7309932068073" calcext:value-type="float">
            <text:p>-79,7309932068073</text:p>
          </table:table-cell>
          <table:table-cell table:formula="of:=[.C90]-[.B90]" office:value-type="float" office:value="12.6117863158486" calcext:value-type="float">
            <text:p>12,6117863158486</text:p>
          </table:table-cell>
          <table:table-cell office:value-type="string" calcext:value-type="string">
            <text:p>2020-06-05_17-46-14</text:p>
          </table:table-cell>
          <table:table-cell table:formula="of:=HYPERLINK(&quot;mu_quicktest/2020-06-05_17-46-14/plot.png&quot;)" office:value-type="string" office:string-value="mu_quicktest/2020-06-05_17-46-14/plot.png" calcext:value-type="string">
            <text:p>mu_quicktest/2020-06-05_17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6587847364938" calcext:value-type="float">
            <text:p>-89,6587847364938</text:p>
          </table:table-cell>
          <table:table-cell office:value-type="float" office:value="-74.2526364792041" calcext:value-type="float">
            <text:p>-74,2526364792041</text:p>
          </table:table-cell>
          <table:table-cell table:formula="of:=[.C91]-[.B91]" office:value-type="float" office:value="15.4061482572897" calcext:value-type="float">
            <text:p>15,4061482572897</text:p>
          </table:table-cell>
          <table:table-cell office:value-type="string" calcext:value-type="string">
            <text:p>2020-06-05_15-21-24</text:p>
          </table:table-cell>
          <table:table-cell table:formula="of:=HYPERLINK(&quot;mu_quicktest/2020-06-05_15-21-24/plot.png&quot;)" office:value-type="string" office:string-value="mu_quicktest/2020-06-05_15-21-24/plot.png" calcext:value-type="string">
            <text:p>mu_quicktest/2020-06-05_15-21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56522929455" calcext:value-type="float">
            <text:p>-84,1856522929455</text:p>
          </table:table-cell>
          <table:table-cell office:value-type="float" office:value="-71.0800554037536" calcext:value-type="float">
            <text:p>-71,0800554037536</text:p>
          </table:table-cell>
          <table:table-cell table:formula="of:=[.C92]-[.B92]" office:value-type="float" office:value="13.1055968891919" calcext:value-type="float">
            <text:p>13,1055968891919</text:p>
          </table:table-cell>
          <table:table-cell office:value-type="string" calcext:value-type="string">
            <text:p>2020-06-05_13-28-34</text:p>
          </table:table-cell>
          <table:table-cell table:formula="of:=HYPERLINK(&quot;mu_quicktest/2020-06-05_13-28-34/plot.png&quot;)" office:value-type="string" office:string-value="mu_quicktest/2020-06-05_13-28-34/plot.png" calcext:value-type="string">
            <text:p>mu_quicktest/2020-06-05_13-28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07608395943" calcext:value-type="float">
            <text:p>-95,9307608395943</text:p>
          </table:table-cell>
          <table:table-cell office:value-type="float" office:value="-70.0538431158834" calcext:value-type="float">
            <text:p>-70,0538431158834</text:p>
          </table:table-cell>
          <table:table-cell table:formula="of:=[.C93]-[.B93]" office:value-type="float" office:value="25.8769177237109" calcext:value-type="float">
            <text:p>25,8769177237109</text:p>
          </table:table-cell>
          <table:table-cell office:value-type="string" calcext:value-type="string">
            <text:p>2020-06-05_15-20-10</text:p>
          </table:table-cell>
          <table:table-cell table:formula="of:=HYPERLINK(&quot;mu_quicktest/2020-06-05_15-20-10/plot.png&quot;)" office:value-type="string" office:string-value="mu_quicktest/2020-06-05_15-20-10/plot.png" calcext:value-type="string">
            <text:p>mu_quicktest/2020-06-05_15-20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956625166907" calcext:value-type="float">
            <text:p>-91,2956625166907</text:p>
          </table:table-cell>
          <table:table-cell office:value-type="float" office:value="-69.9046253367669" calcext:value-type="float">
            <text:p>-69,9046253367669</text:p>
          </table:table-cell>
          <table:table-cell table:formula="of:=[.C94]-[.B94]" office:value-type="float" office:value="21.3910371799238" calcext:value-type="float">
            <text:p>21,3910371799238</text:p>
          </table:table-cell>
          <table:table-cell office:value-type="string" calcext:value-type="string">
            <text:p>2020-06-05_14-26-33</text:p>
          </table:table-cell>
          <table:table-cell table:formula="of:=HYPERLINK(&quot;mu_quicktest/2020-06-05_14-26-33/plot.png&quot;)" office:value-type="string" office:string-value="mu_quicktest/2020-06-05_14-26-33/plot.png" calcext:value-type="string">
            <text:p>mu_quicktest/2020-06-05_14-26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357862989448" calcext:value-type="float">
            <text:p>-99,2357862989448</text:p>
          </table:table-cell>
          <table:table-cell office:value-type="float" office:value="-64.2852438626788" calcext:value-type="float">
            <text:p>-64,2852438626788</text:p>
          </table:table-cell>
          <table:table-cell table:formula="of:=[.C95]-[.B95]" office:value-type="float" office:value="34.950542436266" calcext:value-type="float">
            <text:p>34,950542436266</text:p>
          </table:table-cell>
          <table:table-cell office:value-type="string" calcext:value-type="string">
            <text:p>2020-06-05_14-11-45</text:p>
          </table:table-cell>
          <table:table-cell table:formula="of:=HYPERLINK(&quot;mu_quicktest/2020-06-05_14-11-45/plot.png&quot;)" office:value-type="string" office:string-value="mu_quicktest/2020-06-05_14-11-45/plot.png" calcext:value-type="string">
            <text:p>mu_quicktest/2020-06-05_14-1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0647764841" calcext:value-type="float">
            <text:p>-84,180647764841</text:p>
          </table:table-cell>
          <table:table-cell office:value-type="float" office:value="-62.952256323901" calcext:value-type="float">
            <text:p>-62,952256323901</text:p>
          </table:table-cell>
          <table:table-cell table:formula="of:=[.C96]-[.B96]" office:value-type="float" office:value="21.22839144094" calcext:value-type="float">
            <text:p>21,22839144094</text:p>
          </table:table-cell>
          <table:table-cell office:value-type="string" calcext:value-type="string">
            <text:p>2020-06-05_14-21-03</text:p>
          </table:table-cell>
          <table:table-cell table:formula="of:=HYPERLINK(&quot;mu_quicktest/2020-06-05_14-21-03/plot.png&quot;)" office:value-type="string" office:string-value="mu_quicktest/2020-06-05_14-21-03/plot.png" calcext:value-type="string">
            <text:p>mu_quicktest/2020-06-05_14-2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3.3333244117889" calcext:value-type="float">
            <text:p>-83,3333244117889</text:p>
          </table:table-cell>
          <table:table-cell office:value-type="float" office:value="-57.4961948995469" calcext:value-type="float">
            <text:p>-57,4961948995469</text:p>
          </table:table-cell>
          <table:table-cell table:formula="of:=[.C97]-[.B97]" office:value-type="float" office:value="25.837129512242" calcext:value-type="float">
            <text:p>25,837129512242</text:p>
          </table:table-cell>
          <table:table-cell office:value-type="string" calcext:value-type="string">
            <text:p>2020-06-05_13-10-25</text:p>
          </table:table-cell>
          <table:table-cell table:formula="of:=HYPERLINK(&quot;mu_quicktest/2020-06-05_13-10-25/plot.png&quot;)" office:value-type="string" office:string-value="mu_quicktest/2020-06-05_13-10-25/plot.png" calcext:value-type="string">
            <text:p>mu_quicktest/2020-06-05_13-10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9160652127836" calcext:value-type="float">
            <text:p>-76,9160652127836</text:p>
          </table:table-cell>
          <table:table-cell office:value-type="float" office:value="-52.2491671293832" calcext:value-type="float">
            <text:p>-52,2491671293832</text:p>
          </table:table-cell>
          <table:table-cell table:formula="of:=[.C98]-[.B98]" office:value-type="float" office:value="24.6668980834004" calcext:value-type="float">
            <text:p>24,6668980834004</text:p>
          </table:table-cell>
          <table:table-cell office:value-type="string" calcext:value-type="string">
            <text:p>2020-06-05_15-29-35</text:p>
          </table:table-cell>
          <table:table-cell table:formula="of:=HYPERLINK(&quot;mu_quicktest/2020-06-05_15-29-35/plot.png&quot;)" office:value-type="string" office:string-value="mu_quicktest/2020-06-05_15-29-35/plot.png" calcext:value-type="string">
            <text:p>mu_quicktest/2020-06-05_15-29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0878994920985" calcext:value-type="float">
            <text:p>-88,0878994920985</text:p>
          </table:table-cell>
          <table:table-cell office:value-type="float" office:value="-51.9358355960635" calcext:value-type="float">
            <text:p>-51,9358355960635</text:p>
          </table:table-cell>
          <table:table-cell table:formula="of:=[.C99]-[.B99]" office:value-type="float" office:value="36.152063896035" calcext:value-type="float">
            <text:p>36,152063896035</text:p>
          </table:table-cell>
          <table:table-cell office:value-type="string" calcext:value-type="string">
            <text:p>2020-06-05_15-54-11</text:p>
          </table:table-cell>
          <table:table-cell table:formula="of:=HYPERLINK(&quot;mu_quicktest/2020-06-05_15-54-11/plot.png&quot;)" office:value-type="string" office:string-value="mu_quicktest/2020-06-05_15-54-11/plot.png" calcext:value-type="string">
            <text:p>mu_quicktest/2020-06-05_15-54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216303619154" calcext:value-type="float">
            <text:p>-99,7216303619154</text:p>
          </table:table-cell>
          <table:table-cell office:value-type="float" office:value="-50.1824001416049" calcext:value-type="float">
            <text:p>-50,1824001416049</text:p>
          </table:table-cell>
          <table:table-cell table:formula="of:=[.C100]-[.B100]" office:value-type="float" office:value="49.5392302203105" calcext:value-type="float">
            <text:p>49,5392302203105</text:p>
          </table:table-cell>
          <table:table-cell office:value-type="string" calcext:value-type="string">
            <text:p>2020-06-05_17-45-17</text:p>
          </table:table-cell>
          <table:table-cell table:formula="of:=HYPERLINK(&quot;mu_quicktest/2020-06-05_17-45-17/plot.png&quot;)" office:value-type="string" office:string-value="mu_quicktest/2020-06-05_17-45-17/plot.png" calcext:value-type="string">
            <text:p>mu_quicktest/2020-06-05_17-45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2883143073586" calcext:value-type="float">
            <text:p>-84,2883143073586</text:p>
          </table:table-cell>
          <table:table-cell office:value-type="float" office:value="-48.1621989753509" calcext:value-type="float">
            <text:p>-48,1621989753509</text:p>
          </table:table-cell>
          <table:table-cell table:formula="of:=[.C101]-[.B101]" office:value-type="float" office:value="36.1261153320077" calcext:value-type="float">
            <text:p>36,1261153320077</text:p>
          </table:table-cell>
          <table:table-cell office:value-type="string" calcext:value-type="string">
            <text:p>2020-06-05_17-35-03</text:p>
          </table:table-cell>
          <table:table-cell table:formula="of:=HYPERLINK(&quot;mu_quicktest/2020-06-05_17-35-03/plot.png&quot;)" office:value-type="string" office:string-value="mu_quicktest/2020-06-05_17-35-03/plot.png" calcext:value-type="string">
            <text:p>mu_quicktest/2020-06-05_17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8.1669433342515" calcext:value-type="float">
            <text:p>-68,1669433342515</text:p>
          </table:table-cell>
          <table:table-cell office:value-type="float" office:value="-38.2728240093934" calcext:value-type="float">
            <text:p>-38,2728240093934</text:p>
          </table:table-cell>
          <table:table-cell table:formula="of:=[.C102]-[.B102]" office:value-type="float" office:value="29.8941193248581" calcext:value-type="float">
            <text:p>29,8941193248581</text:p>
          </table:table-cell>
          <table:table-cell office:value-type="string" calcext:value-type="string">
            <text:p>2020-06-05_15-22-56</text:p>
          </table:table-cell>
          <table:table-cell table:formula="of:=HYPERLINK(&quot;mu_quicktest/2020-06-05_15-22-56/plot.png&quot;)" office:value-type="string" office:string-value="mu_quicktest/2020-06-05_15-22-56/plot.png" calcext:value-type="string">
            <text:p>mu_quicktest/2020-06-05_15-2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7249445219279" calcext:value-type="float">
            <text:p>-87,7249445219279</text:p>
          </table:table-cell>
          <table:table-cell office:value-type="float" office:value="-37.2609352452549" calcext:value-type="float">
            <text:p>-37,2609352452549</text:p>
          </table:table-cell>
          <table:table-cell table:formula="of:=[.C103]-[.B103]" office:value-type="float" office:value="50.464009276673" calcext:value-type="float">
            <text:p>50,464009276673</text:p>
          </table:table-cell>
          <table:table-cell office:value-type="string" calcext:value-type="string">
            <text:p>2020-06-05_16-58-56</text:p>
          </table:table-cell>
          <table:table-cell table:formula="of:=HYPERLINK(&quot;mu_quicktest/2020-06-05_16-58-56/plot.png&quot;)" office:value-type="string" office:string-value="mu_quicktest/2020-06-05_16-58-56/plot.png" calcext:value-type="string">
            <text:p>mu_quicktest/2020-06-05_16-5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9.8576044626369" calcext:value-type="float">
            <text:p>-39,8576044626369</text:p>
          </table:table-cell>
          <table:table-cell office:value-type="float" office:value="-36.1645609733392" calcext:value-type="float">
            <text:p>-36,1645609733392</text:p>
          </table:table-cell>
          <table:table-cell table:formula="of:=[.C104]-[.B104]" office:value-type="float" office:value="3.6930434892977" calcext:value-type="float">
            <text:p>3,6930434892977</text:p>
          </table:table-cell>
          <table:table-cell office:value-type="string" calcext:value-type="string">
            <text:p>2020-06-05_14-34-35</text:p>
          </table:table-cell>
          <table:table-cell table:formula="of:=HYPERLINK(&quot;mu_quicktest/2020-06-05_14-34-35/plot.png&quot;)" office:value-type="string" office:string-value="mu_quicktest/2020-06-05_14-34-35/plot.png" calcext:value-type="string">
            <text:p>mu_quicktest/2020-06-05_14-34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6.5006387409953" calcext:value-type="float">
            <text:p>-46,5006387409953</text:p>
          </table:table-cell>
          <table:table-cell office:value-type="float" office:value="-35.3991585173347" calcext:value-type="float">
            <text:p>-35,3991585173347</text:p>
          </table:table-cell>
          <table:table-cell table:formula="of:=[.C105]-[.B105]" office:value-type="float" office:value="11.1014802236606" calcext:value-type="float">
            <text:p>11,1014802236606</text:p>
          </table:table-cell>
          <table:table-cell office:value-type="string" calcext:value-type="string">
            <text:p>2020-06-05_18-20-28</text:p>
          </table:table-cell>
          <table:table-cell table:formula="of:=HYPERLINK(&quot;mu_quicktest/2020-06-05_18-20-28/plot.png&quot;)" office:value-type="string" office:string-value="mu_quicktest/2020-06-05_18-20-28/plot.png" calcext:value-type="string">
            <text:p>mu_quicktest/2020-06-05_18-20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7.4634634793017" calcext:value-type="float">
            <text:p>-67,4634634793017</text:p>
          </table:table-cell>
          <table:table-cell office:value-type="float" office:value="-33.2267642096611" calcext:value-type="float">
            <text:p>-33,2267642096611</text:p>
          </table:table-cell>
          <table:table-cell table:formula="of:=[.C106]-[.B106]" office:value-type="float" office:value="34.2366992696406" calcext:value-type="float">
            <text:p>34,2366992696406</text:p>
          </table:table-cell>
          <table:table-cell office:value-type="string" calcext:value-type="string">
            <text:p>2020-06-05_17-00-47</text:p>
          </table:table-cell>
          <table:table-cell table:formula="of:=HYPERLINK(&quot;mu_quicktest/2020-06-05_17-00-47/plot.png&quot;)" office:value-type="string" office:string-value="mu_quicktest/2020-06-05_17-00-47/plot.png" calcext:value-type="string">
            <text:p>mu_quicktest/2020-06-05_17-00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7.3597370846179" calcext:value-type="float">
            <text:p>-57,3597370846179</text:p>
          </table:table-cell>
          <table:table-cell office:value-type="float" office:value="-27.7932286445228" calcext:value-type="float">
            <text:p>-27,7932286445228</text:p>
          </table:table-cell>
          <table:table-cell table:formula="of:=[.C107]-[.B107]" office:value-type="float" office:value="29.5665084400951" calcext:value-type="float">
            <text:p>29,5665084400951</text:p>
          </table:table-cell>
          <table:table-cell office:value-type="string" calcext:value-type="string">
            <text:p>2020-06-05_17-05-21</text:p>
          </table:table-cell>
          <table:table-cell table:formula="of:=HYPERLINK(&quot;mu_quicktest/2020-06-05_17-05-21/plot.png&quot;)" office:value-type="string" office:string-value="mu_quicktest/2020-06-05_17-05-21/plot.png" calcext:value-type="string">
            <text:p>mu_quicktest/2020-06-05_17-05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5.166621455383" calcext:value-type="float">
            <text:p>-85,166621455383</text:p>
          </table:table-cell>
          <table:table-cell office:value-type="float" office:value="-25.6845916967223" calcext:value-type="float">
            <text:p>-25,6845916967223</text:p>
          </table:table-cell>
          <table:table-cell table:formula="of:=[.C108]-[.B108]" office:value-type="float" office:value="59.4820297586607" calcext:value-type="float">
            <text:p>59,4820297586607</text:p>
          </table:table-cell>
          <table:table-cell office:value-type="string" calcext:value-type="string">
            <text:p>2020-06-05_19-30-04</text:p>
          </table:table-cell>
          <table:table-cell table:formula="of:=HYPERLINK(&quot;mu_quicktest/2020-06-05_19-30-04/plot.png&quot;)" office:value-type="string" office:string-value="mu_quicktest/2020-06-05_19-30-04/plot.png" calcext:value-type="string">
            <text:p>mu_quicktest/2020-06-05_19-3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.7375964454198" calcext:value-type="float">
            <text:p>-74,7375964454198</text:p>
          </table:table-cell>
          <table:table-cell office:value-type="float" office:value="-23.8900215733203" calcext:value-type="float">
            <text:p>-23,8900215733203</text:p>
          </table:table-cell>
          <table:table-cell table:formula="of:=[.C109]-[.B109]" office:value-type="float" office:value="50.8475748720995" calcext:value-type="float">
            <text:p>50,8475748720995</text:p>
          </table:table-cell>
          <table:table-cell office:value-type="string" calcext:value-type="string">
            <text:p>2020-06-05_14-19-08</text:p>
          </table:table-cell>
          <table:table-cell table:formula="of:=HYPERLINK(&quot;mu_quicktest/2020-06-05_14-19-08/plot.png&quot;)" office:value-type="string" office:string-value="mu_quicktest/2020-06-05_14-19-08/plot.png" calcext:value-type="string">
            <text:p>mu_quicktest/2020-06-05_14-19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.9126396021299" calcext:value-type="float">
            <text:p>-51,9126396021299</text:p>
          </table:table-cell>
          <table:table-cell office:value-type="float" office:value="-23.736779713657" calcext:value-type="float">
            <text:p>-23,736779713657</text:p>
          </table:table-cell>
          <table:table-cell table:formula="of:=[.C110]-[.B110]" office:value-type="float" office:value="28.1758598884729" calcext:value-type="float">
            <text:p>28,1758598884729</text:p>
          </table:table-cell>
          <table:table-cell office:value-type="string" calcext:value-type="string">
            <text:p>2020-06-05_18-17-34</text:p>
          </table:table-cell>
          <table:table-cell table:formula="of:=HYPERLINK(&quot;mu_quicktest/2020-06-05_18-17-34/plot.png&quot;)" office:value-type="string" office:string-value="mu_quicktest/2020-06-05_18-17-34/plot.png" calcext:value-type="string">
            <text:p>mu_quicktest/2020-06-05_18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4.5424900399229" calcext:value-type="float">
            <text:p>-34,5424900399229</text:p>
          </table:table-cell>
          <table:table-cell office:value-type="float" office:value="-21.5568012001558" calcext:value-type="float">
            <text:p>-21,5568012001558</text:p>
          </table:table-cell>
          <table:table-cell table:formula="of:=[.C111]-[.B111]" office:value-type="float" office:value="12.9856888397671" calcext:value-type="float">
            <text:p>12,9856888397671</text:p>
          </table:table-cell>
          <table:table-cell office:value-type="string" calcext:value-type="string">
            <text:p>2020-06-05_17-36-15</text:p>
          </table:table-cell>
          <table:table-cell table:formula="of:=HYPERLINK(&quot;mu_quicktest/2020-06-05_17-36-15/plot.png&quot;)" office:value-type="string" office:string-value="mu_quicktest/2020-06-05_17-36-15/plot.png" calcext:value-type="string">
            <text:p>mu_quicktest/2020-06-05_17-36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8.2427998161215" calcext:value-type="float">
            <text:p>-78,2427998161215</text:p>
          </table:table-cell>
          <table:table-cell office:value-type="float" office:value="-20.5560150138159" calcext:value-type="float">
            <text:p>-20,5560150138159</text:p>
          </table:table-cell>
          <table:table-cell table:formula="of:=[.C112]-[.B112]" office:value-type="float" office:value="57.6867848023056" calcext:value-type="float">
            <text:p>57,6867848023056</text:p>
          </table:table-cell>
          <table:table-cell office:value-type="string" calcext:value-type="string">
            <text:p>2020-06-05_17-47-57</text:p>
          </table:table-cell>
          <table:table-cell table:formula="of:=HYPERLINK(&quot;mu_quicktest/2020-06-05_17-47-57/plot.png&quot;)" office:value-type="string" office:string-value="mu_quicktest/2020-06-05_17-47-57/plot.png" calcext:value-type="string">
            <text:p>mu_quicktest/2020-06-05_17-4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2417551213412" calcext:value-type="float">
            <text:p>-76,2417551213412</text:p>
          </table:table-cell>
          <table:table-cell office:value-type="float" office:value="-15.9058044393514" calcext:value-type="float">
            <text:p>-15,9058044393514</text:p>
          </table:table-cell>
          <table:table-cell table:formula="of:=[.C113]-[.B113]" office:value-type="float" office:value="60.3359506819898" calcext:value-type="float">
            <text:p>60,3359506819898</text:p>
          </table:table-cell>
          <table:table-cell office:value-type="string" calcext:value-type="string">
            <text:p>2020-06-05_18-36-18</text:p>
          </table:table-cell>
          <table:table-cell table:formula="of:=HYPERLINK(&quot;mu_quicktest/2020-06-05_18-36-18/plot.png&quot;)" office:value-type="string" office:string-value="mu_quicktest/2020-06-05_18-36-18/plot.png" calcext:value-type="string">
            <text:p>mu_quicktest/2020-06-05_18-36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3601832022062" calcext:value-type="float">
            <text:p>-37,3601832022062</text:p>
          </table:table-cell>
          <table:table-cell office:value-type="float" office:value="-14.2855865019293" calcext:value-type="float">
            <text:p>-14,2855865019293</text:p>
          </table:table-cell>
          <table:table-cell table:formula="of:=[.C114]-[.B114]" office:value-type="float" office:value="23.0745967002769" calcext:value-type="float">
            <text:p>23,0745967002769</text:p>
          </table:table-cell>
          <table:table-cell office:value-type="string" calcext:value-type="string">
            <text:p>2020-06-05_16-29-40</text:p>
          </table:table-cell>
          <table:table-cell table:formula="of:=HYPERLINK(&quot;mu_quicktest/2020-06-05_16-29-40/plot.png&quot;)" office:value-type="string" office:string-value="mu_quicktest/2020-06-05_16-29-40/plot.png" calcext:value-type="string">
            <text:p>mu_quicktest/2020-06-05_16-2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9.1533805293019" calcext:value-type="float">
            <text:p>-19,1533805293019</text:p>
          </table:table-cell>
          <table:table-cell office:value-type="float" office:value="-13.6575022946495" calcext:value-type="float">
            <text:p>-13,6575022946495</text:p>
          </table:table-cell>
          <table:table-cell table:formula="of:=[.C115]-[.B115]" office:value-type="float" office:value="5.4958782346524" calcext:value-type="float">
            <text:p>5,4958782346524</text:p>
          </table:table-cell>
          <table:table-cell office:value-type="string" calcext:value-type="string">
            <text:p>2020-06-05_18-25-09</text:p>
          </table:table-cell>
          <table:table-cell table:formula="of:=HYPERLINK(&quot;mu_quicktest/2020-06-05_18-25-09/plot.png&quot;)" office:value-type="string" office:string-value="mu_quicktest/2020-06-05_18-25-09/plot.png" calcext:value-type="string">
            <text:p>mu_quicktest/2020-06-05_18-25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1.3513839815464" calcext:value-type="float">
            <text:p>-81,3513839815464</text:p>
          </table:table-cell>
          <table:table-cell office:value-type="float" office:value="-13.229219949777" calcext:value-type="float">
            <text:p>-13,229219949777</text:p>
          </table:table-cell>
          <table:table-cell table:formula="of:=[.C116]-[.B116]" office:value-type="float" office:value="68.1221640317694" calcext:value-type="float">
            <text:p>68,1221640317694</text:p>
          </table:table-cell>
          <table:table-cell office:value-type="string" calcext:value-type="string">
            <text:p>2020-06-05_17-03-16</text:p>
          </table:table-cell>
          <table:table-cell table:formula="of:=HYPERLINK(&quot;mu_quicktest/2020-06-05_17-03-16/plot.png&quot;)" office:value-type="string" office:string-value="mu_quicktest/2020-06-05_17-03-16/plot.png" calcext:value-type="string">
            <text:p>mu_quicktest/2020-06-05_17-03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9168929644187" calcext:value-type="float">
            <text:p>-87,9168929644187</text:p>
          </table:table-cell>
          <table:table-cell office:value-type="float" office:value="-12.7485953028467" calcext:value-type="float">
            <text:p>-12,7485953028467</text:p>
          </table:table-cell>
          <table:table-cell table:formula="of:=[.C117]-[.B117]" office:value-type="float" office:value="75.168297661572" calcext:value-type="float">
            <text:p>75,168297661572</text:p>
          </table:table-cell>
          <table:table-cell office:value-type="string" calcext:value-type="string">
            <text:p>2020-06-05_17-33-22</text:p>
          </table:table-cell>
          <table:table-cell table:formula="of:=HYPERLINK(&quot;mu_quicktest/2020-06-05_17-33-22/plot.png&quot;)" office:value-type="string" office:string-value="mu_quicktest/2020-06-05_17-33-22/plot.png" calcext:value-type="string">
            <text:p>mu_quicktest/2020-06-05_17-33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728554983755" calcext:value-type="float">
            <text:p>-84,728554983755</text:p>
          </table:table-cell>
          <table:table-cell office:value-type="float" office:value="-10.495865960331" calcext:value-type="float">
            <text:p>-10,495865960331</text:p>
          </table:table-cell>
          <table:table-cell table:formula="of:=[.C118]-[.B118]" office:value-type="float" office:value="74.232689023424" calcext:value-type="float">
            <text:p>74,232689023424</text:p>
          </table:table-cell>
          <table:table-cell office:value-type="string" calcext:value-type="string">
            <text:p>2020-06-05_17-24-27</text:p>
          </table:table-cell>
          <table:table-cell table:formula="of:=HYPERLINK(&quot;mu_quicktest/2020-06-05_17-24-27/plot.png&quot;)" office:value-type="string" office:string-value="mu_quicktest/2020-06-05_17-24-27/plot.png" calcext:value-type="string">
            <text:p>mu_quicktest/2020-06-05_17-2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3009543764808" calcext:value-type="float">
            <text:p>-20,3009543764808</text:p>
          </table:table-cell>
          <table:table-cell office:value-type="float" office:value="-8.54620690027912" calcext:value-type="float">
            <text:p>-8,54620690027912</text:p>
          </table:table-cell>
          <table:table-cell table:formula="of:=[.C119]-[.B119]" office:value-type="float" office:value="11.7547474762017" calcext:value-type="float">
            <text:p>11,7547474762017</text:p>
          </table:table-cell>
          <table:table-cell office:value-type="string" calcext:value-type="string">
            <text:p>2020-06-05_13-43-50</text:p>
          </table:table-cell>
          <table:table-cell table:formula="of:=HYPERLINK(&quot;mu_quicktest/2020-06-05_13-43-50/plot.png&quot;)" office:value-type="string" office:string-value="mu_quicktest/2020-06-05_13-43-50/plot.png" calcext:value-type="string">
            <text:p>mu_quicktest/2020-06-05_13-4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9521291383385" calcext:value-type="float">
            <text:p>-89,9521291383385</text:p>
          </table:table-cell>
          <table:table-cell office:value-type="float" office:value="-6.0031508407538" calcext:value-type="float">
            <text:p>-6,0031508407538</text:p>
          </table:table-cell>
          <table:table-cell table:formula="of:=[.C120]-[.B120]" office:value-type="float" office:value="83.9489782975847" calcext:value-type="float">
            <text:p>83,9489782975847</text:p>
          </table:table-cell>
          <table:table-cell office:value-type="string" calcext:value-type="string">
            <text:p>2020-06-05_16-27-57</text:p>
          </table:table-cell>
          <table:table-cell table:formula="of:=HYPERLINK(&quot;mu_quicktest/2020-06-05_16-27-57/plot.png&quot;)" office:value-type="string" office:string-value="mu_quicktest/2020-06-05_16-27-57/plot.png" calcext:value-type="string">
            <text:p>mu_quicktest/2020-06-05_16-2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2.2931551861151" calcext:value-type="float">
            <text:p>-62,2931551861151</text:p>
          </table:table-cell>
          <table:table-cell office:value-type="float" office:value="-5.42767833149618" calcext:value-type="float">
            <text:p>-5,42767833149618</text:p>
          </table:table-cell>
          <table:table-cell table:formula="of:=[.C121]-[.B121]" office:value-type="float" office:value="56.8654768546189" calcext:value-type="float">
            <text:p>56,8654768546189</text:p>
          </table:table-cell>
          <table:table-cell office:value-type="string" calcext:value-type="string">
            <text:p>2020-06-05_15-28-02</text:p>
          </table:table-cell>
          <table:table-cell table:formula="of:=HYPERLINK(&quot;mu_quicktest/2020-06-05_15-28-02/plot.png&quot;)" office:value-type="string" office:string-value="mu_quicktest/2020-06-05_15-28-02/plot.png" calcext:value-type="string">
            <text:p>mu_quicktest/2020-06-05_15-28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909272986378" calcext:value-type="float">
            <text:p>-37,909272986378</text:p>
          </table:table-cell>
          <table:table-cell office:value-type="float" office:value="-5.08678554542396" calcext:value-type="float">
            <text:p>-5,08678554542396</text:p>
          </table:table-cell>
          <table:table-cell table:formula="of:=[.C122]-[.B122]" office:value-type="float" office:value="32.822487440954" calcext:value-type="float">
            <text:p>32,822487440954</text:p>
          </table:table-cell>
          <table:table-cell office:value-type="string" calcext:value-type="string">
            <text:p>2020-06-05_16-07-24</text:p>
          </table:table-cell>
          <table:table-cell table:formula="of:=HYPERLINK(&quot;mu_quicktest/2020-06-05_16-07-24/plot.png&quot;)" office:value-type="string" office:string-value="mu_quicktest/2020-06-05_16-07-24/plot.png" calcext:value-type="string">
            <text:p>mu_quicktest/2020-06-05_16-07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.6094024006753" calcext:value-type="float">
            <text:p>-22,6094024006753</text:p>
          </table:table-cell>
          <table:table-cell office:value-type="float" office:value="-4.94908401306937" calcext:value-type="float">
            <text:p>-4,94908401306937</text:p>
          </table:table-cell>
          <table:table-cell table:formula="of:=[.C123]-[.B123]" office:value-type="float" office:value="17.6603183876059" calcext:value-type="float">
            <text:p>17,6603183876059</text:p>
          </table:table-cell>
          <table:table-cell office:value-type="string" calcext:value-type="string">
            <text:p>2020-06-05_14-07-07</text:p>
          </table:table-cell>
          <table:table-cell table:formula="of:=HYPERLINK(&quot;mu_quicktest/2020-06-05_14-07-07/plot.png&quot;)" office:value-type="string" office:string-value="mu_quicktest/2020-06-05_14-07-07/plot.png" calcext:value-type="string">
            <text:p>mu_quicktest/2020-06-05_14-07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2667345498228" calcext:value-type="float">
            <text:p>-20,2667345498228</text:p>
          </table:table-cell>
          <table:table-cell office:value-type="float" office:value="-2.905746318612" calcext:value-type="float">
            <text:p>-2,905746318612</text:p>
          </table:table-cell>
          <table:table-cell table:formula="of:=[.C124]-[.B124]" office:value-type="float" office:value="17.3609882312108" calcext:value-type="float">
            <text:p>17,3609882312108</text:p>
          </table:table-cell>
          <table:table-cell office:value-type="string" calcext:value-type="string">
            <text:p>2020-06-05_15-32-14</text:p>
          </table:table-cell>
          <table:table-cell table:formula="of:=HYPERLINK(&quot;mu_quicktest/2020-06-05_15-32-14/plot.png&quot;)" office:value-type="string" office:string-value="mu_quicktest/2020-06-05_15-32-14/plot.png" calcext:value-type="string">
            <text:p>mu_quicktest/2020-06-05_15-32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79680418173961" calcext:value-type="float">
            <text:p>-3,79680418173961</text:p>
          </table:table-cell>
          <table:table-cell office:value-type="float" office:value="-1.21790573088067" calcext:value-type="float">
            <text:p>-1,21790573088067</text:p>
          </table:table-cell>
          <table:table-cell table:formula="of:=[.C125]-[.B125]" office:value-type="float" office:value="2.57889845085894" calcext:value-type="float">
            <text:p>2,57889845085894</text:p>
          </table:table-cell>
          <table:table-cell office:value-type="string" calcext:value-type="string">
            <text:p>2020-06-05_18-08-17</text:p>
          </table:table-cell>
          <table:table-cell table:formula="of:=HYPERLINK(&quot;mu_quicktest/2020-06-05_18-08-17/plot.png&quot;)" office:value-type="string" office:string-value="mu_quicktest/2020-06-05_18-08-17/plot.png" calcext:value-type="string">
            <text:p>mu_quicktest/2020-06-05_18-08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0.45440033341" calcext:value-type="float">
            <text:p>-40,45440033341</text:p>
          </table:table-cell>
          <table:table-cell office:value-type="float" office:value="-0.659012356438997" calcext:value-type="float">
            <text:p>-0,659012356438997</text:p>
          </table:table-cell>
          <table:table-cell table:formula="of:=[.C126]-[.B126]" office:value-type="float" office:value="39.795387976971" calcext:value-type="float">
            <text:p>39,795387976971</text:p>
          </table:table-cell>
          <table:table-cell office:value-type="string" calcext:value-type="string">
            <text:p>2020-06-05_17-20-31</text:p>
          </table:table-cell>
          <table:table-cell table:formula="of:=HYPERLINK(&quot;mu_quicktest/2020-06-05_17-20-31/plot.png&quot;)" office:value-type="string" office:string-value="mu_quicktest/2020-06-05_17-20-31/plot.png" calcext:value-type="string">
            <text:p>mu_quicktest/2020-06-05_17-20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79608225221149" calcext:value-type="float">
            <text:p>-2,79608225221149</text:p>
          </table:table-cell>
          <table:table-cell office:value-type="float" office:value="-0.494482605349322" calcext:value-type="float">
            <text:p>-0,494482605349322</text:p>
          </table:table-cell>
          <table:table-cell table:formula="of:=[.C127]-[.B127]" office:value-type="float" office:value="2.30159964686217" calcext:value-type="float">
            <text:p>2,30159964686217</text:p>
          </table:table-cell>
          <table:table-cell office:value-type="string" calcext:value-type="string">
            <text:p>2020-06-05_13-14-00</text:p>
          </table:table-cell>
          <table:table-cell table:formula="of:=HYPERLINK(&quot;mu_quicktest/2020-06-05_13-14-00/plot.png&quot;)" office:value-type="string" office:string-value="mu_quicktest/2020-06-05_13-14-00/plot.png" calcext:value-type="string">
            <text:p>mu_quicktest/2020-06-05_13-14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.73938569991944" calcext:value-type="float">
            <text:p>-7,73938569991944</text:p>
          </table:table-cell>
          <table:table-cell office:value-type="float" office:value="0.106521989864777" calcext:value-type="float">
            <text:p>0,106521989864777</text:p>
          </table:table-cell>
          <table:table-cell table:formula="of:=[.C128]-[.B128]" office:value-type="float" office:value="7.84590768978422" calcext:value-type="float">
            <text:p>7,84590768978422</text:p>
          </table:table-cell>
          <table:table-cell office:value-type="string" calcext:value-type="string">
            <text:p>2020-06-05_18-50-32</text:p>
          </table:table-cell>
          <table:table-cell table:formula="of:=HYPERLINK(&quot;mu_quicktest/2020-06-05_18-50-32/plot.png&quot;)" office:value-type="string" office:string-value="mu_quicktest/2020-06-05_18-50-32/plot.png" calcext:value-type="string">
            <text:p>mu_quicktest/2020-06-05_18-50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65456018670419" calcext:value-type="float">
            <text:p>-2,65456018670419</text:p>
          </table:table-cell>
          <table:table-cell office:value-type="float" office:value="3.06851930353715" calcext:value-type="float">
            <text:p>3,06851930353715</text:p>
          </table:table-cell>
          <table:table-cell table:formula="of:=[.C129]-[.B129]" office:value-type="float" office:value="5.72307949024134" calcext:value-type="float">
            <text:p>5,72307949024134</text:p>
          </table:table-cell>
          <table:table-cell office:value-type="string" calcext:value-type="string">
            <text:p>2020-06-05_14-57-42</text:p>
          </table:table-cell>
          <table:table-cell table:formula="of:=HYPERLINK(&quot;mu_quicktest/2020-06-05_14-57-42/plot.png&quot;)" office:value-type="string" office:string-value="mu_quicktest/2020-06-05_14-57-42/plot.png" calcext:value-type="string">
            <text:p>mu_quicktest/2020-06-05_14-57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908305133314" calcext:value-type="float">
            <text:p>1,04908305133314</text:p>
          </table:table-cell>
          <table:table-cell office:value-type="float" office:value="5.17177333501779" calcext:value-type="float">
            <text:p>5,17177333501779</text:p>
          </table:table-cell>
          <table:table-cell table:formula="of:=[.C130]-[.B130]" office:value-type="float" office:value="4.12269028368465" calcext:value-type="float">
            <text:p>4,12269028368465</text:p>
          </table:table-cell>
          <table:table-cell office:value-type="string" calcext:value-type="string">
            <text:p>2020-06-05_18-38-48</text:p>
          </table:table-cell>
          <table:table-cell table:formula="of:=HYPERLINK(&quot;mu_quicktest/2020-06-05_18-38-48/plot.png&quot;)" office:value-type="string" office:string-value="mu_quicktest/2020-06-05_18-38-48/plot.png" calcext:value-type="string">
            <text:p>mu_quicktest/2020-06-05_18-38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2543096464881" calcext:value-type="float">
            <text:p>3,82543096464881</text:p>
          </table:table-cell>
          <table:table-cell office:value-type="float" office:value="7.15823773359183" calcext:value-type="float">
            <text:p>7,15823773359183</text:p>
          </table:table-cell>
          <table:table-cell table:formula="of:=[.C131]-[.B131]" office:value-type="float" office:value="3.33280676894302" calcext:value-type="float">
            <text:p>3,33280676894302</text:p>
          </table:table-cell>
          <table:table-cell office:value-type="string" calcext:value-type="string">
            <text:p>2020-06-05_13-55-32</text:p>
          </table:table-cell>
          <table:table-cell table:formula="of:=HYPERLINK(&quot;mu_quicktest/2020-06-05_13-55-32/plot.png&quot;)" office:value-type="string" office:string-value="mu_quicktest/2020-06-05_13-55-32/plot.png" calcext:value-type="string">
            <text:p>mu_quicktest/2020-06-05_13-5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08621423193329" calcext:value-type="float">
            <text:p>6,08621423193329</text:p>
          </table:table-cell>
          <table:table-cell office:value-type="float" office:value="9.65334492442865" calcext:value-type="float">
            <text:p>9,65334492442865</text:p>
          </table:table-cell>
          <table:table-cell table:formula="of:=[.C132]-[.B132]" office:value-type="float" office:value="3.56713069249536" calcext:value-type="float">
            <text:p>3,56713069249536</text:p>
          </table:table-cell>
          <table:table-cell office:value-type="string" calcext:value-type="string">
            <text:p>2020-06-05_15-04-27</text:p>
          </table:table-cell>
          <table:table-cell table:formula="of:=HYPERLINK(&quot;mu_quicktest/2020-06-05_15-04-27/plot.png&quot;)" office:value-type="string" office:string-value="mu_quicktest/2020-06-05_15-04-27/plot.png" calcext:value-type="string">
            <text:p>mu_quicktest/2020-06-05_15-0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03436289724769" calcext:value-type="float">
            <text:p>5,03436289724769</text:p>
          </table:table-cell>
          <table:table-cell office:value-type="float" office:value="10.5317320988426" calcext:value-type="float">
            <text:p>10,5317320988426</text:p>
          </table:table-cell>
          <table:table-cell table:formula="of:=[.C133]-[.B133]" office:value-type="float" office:value="5.49736920159491" calcext:value-type="float">
            <text:p>5,49736920159491</text:p>
          </table:table-cell>
          <table:table-cell office:value-type="string" calcext:value-type="string">
            <text:p>2020-06-05_15-45-07</text:p>
          </table:table-cell>
          <table:table-cell table:formula="of:=HYPERLINK(&quot;mu_quicktest/2020-06-05_15-45-07/plot.png&quot;)" office:value-type="string" office:string-value="mu_quicktest/2020-06-05_15-45-07/plot.png" calcext:value-type="string">
            <text:p>mu_quicktest/2020-06-05_15-45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0858202588557" calcext:value-type="float">
            <text:p>10,0858202588557</text:p>
          </table:table-cell>
          <table:table-cell office:value-type="float" office:value="11.1757866531807" calcext:value-type="float">
            <text:p>11,1757866531807</text:p>
          </table:table-cell>
          <table:table-cell table:formula="of:=[.C134]-[.B134]" office:value-type="float" office:value="1.089966394325" calcext:value-type="float">
            <text:p>1,089966394325</text:p>
          </table:table-cell>
          <table:table-cell office:value-type="string" calcext:value-type="string">
            <text:p>2020-06-05_17-49-21</text:p>
          </table:table-cell>
          <table:table-cell table:formula="of:=HYPERLINK(&quot;mu_quicktest/2020-06-05_17-49-21/plot.png&quot;)" office:value-type="string" office:string-value="mu_quicktest/2020-06-05_17-49-21/plot.png" calcext:value-type="string">
            <text:p>mu_quicktest/2020-06-05_17-49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7728615625375" calcext:value-type="float">
            <text:p>11,7728615625375</text:p>
          </table:table-cell>
          <table:table-cell office:value-type="float" office:value="13.7730111627523" calcext:value-type="float">
            <text:p>13,7730111627523</text:p>
          </table:table-cell>
          <table:table-cell table:formula="of:=[.C135]-[.B135]" office:value-type="float" office:value="2.0001496002148" calcext:value-type="float">
            <text:p>2,0001496002148</text:p>
          </table:table-cell>
          <table:table-cell office:value-type="string" calcext:value-type="string">
            <text:p>2020-06-05_15-56-03</text:p>
          </table:table-cell>
          <table:table-cell table:formula="of:=HYPERLINK(&quot;mu_quicktest/2020-06-05_15-56-03/plot.png&quot;)" office:value-type="string" office:string-value="mu_quicktest/2020-06-05_15-56-03/plot.png" calcext:value-type="string">
            <text:p>mu_quicktest/2020-06-05_15-56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167018274986" calcext:value-type="float">
            <text:p>11,0167018274986</text:p>
          </table:table-cell>
          <table:table-cell office:value-type="float" office:value="15.2588577824379" calcext:value-type="float">
            <text:p>15,2588577824379</text:p>
          </table:table-cell>
          <table:table-cell table:formula="of:=[.C136]-[.B136]" office:value-type="float" office:value="4.2421559549393" calcext:value-type="float">
            <text:p>4,2421559549393</text:p>
          </table:table-cell>
          <table:table-cell office:value-type="string" calcext:value-type="string">
            <text:p>2020-06-05_19-18-40</text:p>
          </table:table-cell>
          <table:table-cell table:formula="of:=HYPERLINK(&quot;mu_quicktest/2020-06-05_19-18-40/plot.png&quot;)" office:value-type="string" office:string-value="mu_quicktest/2020-06-05_19-18-40/plot.png" calcext:value-type="string">
            <text:p>mu_quicktest/2020-06-05_19-1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51576846432" calcext:value-type="float">
            <text:p>14,651576846432</text:p>
          </table:table-cell>
          <table:table-cell office:value-type="float" office:value="17.1768651295621" calcext:value-type="float">
            <text:p>17,1768651295621</text:p>
          </table:table-cell>
          <table:table-cell table:formula="of:=[.C137]-[.B137]" office:value-type="float" office:value="2.5252882831301" calcext:value-type="float">
            <text:p>2,5252882831301</text:p>
          </table:table-cell>
          <table:table-cell office:value-type="string" calcext:value-type="string">
            <text:p>2020-06-05_14-37-40</text:p>
          </table:table-cell>
          <table:table-cell table:formula="of:=HYPERLINK(&quot;mu_quicktest/2020-06-05_14-37-40/plot.png&quot;)" office:value-type="string" office:string-value="mu_quicktest/2020-06-05_14-37-40/plot.png" calcext:value-type="string">
            <text:p>mu_quicktest/2020-06-05_14-37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49208724319664" calcext:value-type="float">
            <text:p>-1,49208724319664</text:p>
          </table:table-cell>
          <table:table-cell office:value-type="float" office:value="20.7141205926872" calcext:value-type="float">
            <text:p>20,7141205926872</text:p>
          </table:table-cell>
          <table:table-cell table:formula="of:=[.C138]-[.B138]" office:value-type="float" office:value="22.2062078358838" calcext:value-type="float">
            <text:p>22,2062078358838</text:p>
          </table:table-cell>
          <table:table-cell office:value-type="string" calcext:value-type="string">
            <text:p>2020-06-05_17-56-23</text:p>
          </table:table-cell>
          <table:table-cell table:formula="of:=HYPERLINK(&quot;mu_quicktest/2020-06-05_17-56-23/plot.png&quot;)" office:value-type="string" office:string-value="mu_quicktest/2020-06-05_17-56-23/plot.png" calcext:value-type="string">
            <text:p>mu_quicktest/2020-06-05_17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19840066453767" calcext:value-type="float">
            <text:p>-1,19840066453767</text:p>
          </table:table-cell>
          <table:table-cell office:value-type="float" office:value="29.7922905715055" calcext:value-type="float">
            <text:p>29,7922905715055</text:p>
          </table:table-cell>
          <table:table-cell table:formula="of:=[.C139]-[.B139]" office:value-type="float" office:value="30.9906912360432" calcext:value-type="float">
            <text:p>30,9906912360432</text:p>
          </table:table-cell>
          <table:table-cell office:value-type="string" calcext:value-type="string">
            <text:p>2020-06-05_16-34-46</text:p>
          </table:table-cell>
          <table:table-cell table:formula="of:=HYPERLINK(&quot;mu_quicktest/2020-06-05_16-34-46/plot.png&quot;)" office:value-type="string" office:string-value="mu_quicktest/2020-06-05_16-34-46/plot.png" calcext:value-type="string">
            <text:p>mu_quicktest/2020-06-05_16-34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.7099894584843" calcext:value-type="float">
            <text:p>35,7099894584843</text:p>
          </table:table-cell>
          <table:table-cell office:value-type="float" office:value="53.0923316154666" calcext:value-type="float">
            <text:p>53,0923316154666</text:p>
          </table:table-cell>
          <table:table-cell table:formula="of:=[.C140]-[.B140]" office:value-type="float" office:value="17.3823421569823" calcext:value-type="float">
            <text:p>17,3823421569823</text:p>
          </table:table-cell>
          <table:table-cell office:value-type="string" calcext:value-type="string">
            <text:p>2020-06-05_16-48-52</text:p>
          </table:table-cell>
          <table:table-cell table:formula="of:=HYPERLINK(&quot;mu_quicktest/2020-06-05_16-48-52/plot.png&quot;)" office:value-type="string" office:string-value="mu_quicktest/2020-06-05_16-48-52/plot.png" calcext:value-type="string">
            <text:p>mu_quicktest/2020-06-05_16-4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.1468353148582" calcext:value-type="float">
            <text:p>46,1468353148582</text:p>
          </table:table-cell>
          <table:table-cell office:value-type="float" office:value="63.7801874159719" calcext:value-type="float">
            <text:p>63,7801874159719</text:p>
          </table:table-cell>
          <table:table-cell table:formula="of:=[.C141]-[.B141]" office:value-type="float" office:value="17.6333521011137" calcext:value-type="float">
            <text:p>17,6333521011137</text:p>
          </table:table-cell>
          <table:table-cell office:value-type="string" calcext:value-type="string">
            <text:p>2020-06-05_17-25-15</text:p>
          </table:table-cell>
          <table:table-cell table:formula="of:=HYPERLINK(&quot;mu_quicktest/2020-06-05_17-25-15/plot.png&quot;)" office:value-type="string" office:string-value="mu_quicktest/2020-06-05_17-25-15/plot.png" calcext:value-type="string">
            <text:p>mu_quicktest/2020-06-05_17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7208231006405" calcext:value-type="float">
            <text:p>32,7208231006405</text:p>
          </table:table-cell>
          <table:table-cell office:value-type="float" office:value="67.3127517087801" calcext:value-type="float">
            <text:p>67,3127517087801</text:p>
          </table:table-cell>
          <table:table-cell table:formula="of:=[.C142]-[.B142]" office:value-type="float" office:value="34.5919286081396" calcext:value-type="float">
            <text:p>34,5919286081396</text:p>
          </table:table-cell>
          <table:table-cell office:value-type="string" calcext:value-type="string">
            <text:p>2020-06-05_19-08-52</text:p>
          </table:table-cell>
          <table:table-cell table:formula="of:=HYPERLINK(&quot;mu_quicktest/2020-06-05_19-08-52/plot.png&quot;)" office:value-type="string" office:string-value="mu_quicktest/2020-06-05_19-08-52/plot.png" calcext:value-type="string">
            <text:p>mu_quicktest/2020-06-05_19-0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377940214951" calcext:value-type="float">
            <text:p>43,6377940214951</text:p>
          </table:table-cell>
          <table:table-cell office:value-type="float" office:value="70.7208192491802" calcext:value-type="float">
            <text:p>70,7208192491802</text:p>
          </table:table-cell>
          <table:table-cell table:formula="of:=[.C143]-[.B143]" office:value-type="float" office:value="27.0830252276851" calcext:value-type="float">
            <text:p>27,0830252276851</text:p>
          </table:table-cell>
          <table:table-cell office:value-type="string" calcext:value-type="string">
            <text:p>2020-06-05_17-14-45</text:p>
          </table:table-cell>
          <table:table-cell table:formula="of:=HYPERLINK(&quot;mu_quicktest/2020-06-05_17-14-45/plot.png&quot;)" office:value-type="string" office:string-value="mu_quicktest/2020-06-05_17-14-45/plot.png" calcext:value-type="string">
            <text:p>mu_quicktest/2020-06-05_17-14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8885628266999" calcext:value-type="float">
            <text:p>45,8885628266999</text:p>
          </table:table-cell>
          <table:table-cell office:value-type="float" office:value="74.0533550304609" calcext:value-type="float">
            <text:p>74,0533550304609</text:p>
          </table:table-cell>
          <table:table-cell table:formula="of:=[.C144]-[.B144]" office:value-type="float" office:value="28.164792203761" calcext:value-type="float">
            <text:p>28,164792203761</text:p>
          </table:table-cell>
          <table:table-cell office:value-type="string" calcext:value-type="string">
            <text:p>2020-06-05_16-41-37</text:p>
          </table:table-cell>
          <table:table-cell table:formula="of:=HYPERLINK(&quot;mu_quicktest/2020-06-05_16-41-37/plot.png&quot;)" office:value-type="string" office:string-value="mu_quicktest/2020-06-05_16-41-37/plot.png" calcext:value-type="string">
            <text:p>mu_quicktest/2020-06-05_16-41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2856263197604" calcext:value-type="float">
            <text:p>59,2856263197604</text:p>
          </table:table-cell>
          <table:table-cell office:value-type="float" office:value="96.0490468388081" calcext:value-type="float">
            <text:p>96,0490468388081</text:p>
          </table:table-cell>
          <table:table-cell table:formula="of:=[.C145]-[.B145]" office:value-type="float" office:value="36.7634205190477" calcext:value-type="float">
            <text:p>36,7634205190477</text:p>
          </table:table-cell>
          <table:table-cell office:value-type="string" calcext:value-type="string">
            <text:p>2020-06-05_12-24-42</text:p>
          </table:table-cell>
          <table:table-cell table:formula="of:=HYPERLINK(&quot;mu_quicktest/2020-06-05_12-24-42/plot.png&quot;)" office:value-type="string" office:string-value="mu_quicktest/2020-06-05_12-24-42/plot.png" calcext:value-type="string">
            <text:p>mu_quicktest/2020-06-05_12-2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2906498912405" calcext:value-type="float">
            <text:p>91,2906498912405</text:p>
          </table:table-cell>
          <table:table-cell office:value-type="float" office:value="125.779297166" calcext:value-type="float">
            <text:p>125,779297166</text:p>
          </table:table-cell>
          <table:table-cell table:formula="of:=[.C146]-[.B146]" office:value-type="float" office:value="34.4886472747595" calcext:value-type="float">
            <text:p>34,4886472747595</text:p>
          </table:table-cell>
          <table:table-cell office:value-type="string" calcext:value-type="string">
            <text:p>2020-06-05_14-28-27</text:p>
          </table:table-cell>
          <table:table-cell table:formula="of:=HYPERLINK(&quot;mu_quicktest/2020-06-05_14-28-27/plot.png&quot;)" office:value-type="string" office:string-value="mu_quicktest/2020-06-05_14-28-27/plot.png" calcext:value-type="string">
            <text:p>mu_quicktest/2020-06-05_14-28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.590428621674" calcext:value-type="float">
            <text:p>148,590428621674</text:p>
          </table:table-cell>
          <table:table-cell office:value-type="float" office:value="174.051121798965" calcext:value-type="float">
            <text:p>174,051121798965</text:p>
          </table:table-cell>
          <table:table-cell table:formula="of:=[.C147]-[.B147]" office:value-type="float" office:value="25.460693177291" calcext:value-type="float">
            <text:p>25,460693177291</text:p>
          </table:table-cell>
          <table:table-cell office:value-type="string" calcext:value-type="string">
            <text:p>2020-06-05_15-34-38</text:p>
          </table:table-cell>
          <table:table-cell table:formula="of:=HYPERLINK(&quot;mu_quicktest/2020-06-05_15-34-38/plot.png&quot;)" office:value-type="string" office:string-value="mu_quicktest/2020-06-05_15-34-38/plot.png" calcext:value-type="string">
            <text:p>mu_quicktest/2020-06-05_15-34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.264396603386" calcext:value-type="float">
            <text:p>205,264396603386</text:p>
          </table:table-cell>
          <table:table-cell office:value-type="float" office:value="217.704519424746" calcext:value-type="float">
            <text:p>217,704519424746</text:p>
          </table:table-cell>
          <table:table-cell table:formula="of:=[.C148]-[.B148]" office:value-type="float" office:value="12.44012282136" calcext:value-type="float">
            <text:p>12,44012282136</text:p>
          </table:table-cell>
          <table:table-cell office:value-type="string" calcext:value-type="string">
            <text:p>2020-06-05_16-12-54</text:p>
          </table:table-cell>
          <table:table-cell table:formula="of:=HYPERLINK(&quot;mu_quicktest/2020-06-05_16-12-54/plot.png&quot;)" office:value-type="string" office:string-value="mu_quicktest/2020-06-05_16-12-54/plot.png" calcext:value-type="string">
            <text:p>mu_quicktest/2020-06-05_16-12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1048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-Tabelle_Tabelle3_1" table:style-name="ta1">
        <office:forms form:automatic-focus="false" form:apply-design-mode="false"/>
        <table:table-column table:style-name="co30" table:default-cell-style-name="ce43"/>
        <table:table-column table:style-name="co30" table:default-cell-style-name="ce48"/>
        <table:table-column table:style-name="co51" table:default-cell-style-name="ce54"/>
        <table:table-column table:style-name="co30" table:default-cell-style-name="ce58"/>
        <table:table-column table:style-name="co30" table:default-cell-style-name="ce64"/>
        <table:table-row table:style-name="ro1">
          <table:table-cell table:style-name="ce40"/>
          <table:table-cell table:style-name="ce45" office:value-type="string" calcext:value-type="string">
            <text:p>Daten</text:p>
          </table:table-cell>
          <table:table-cell table:style-name="ce51" table:number-columns-repeated="2"/>
          <table:table-cell table:style-name="ce61"/>
        </table:table-row>
        <table:table-row table:style-name="ro1">
          <table:table-cell table:style-name="ce41" office:value-type="string" calcext:value-type="string">
            <text:p>delta_t</text:p>
          </table:table-cell>
          <table:table-cell table:style-name="ce46" office:value-type="string" calcext:value-type="string">
            <text:p>Anzahl - max</text:p>
          </table:table-cell>
          <table:table-cell table:number-columns-repeated="2" table:style-name="ce52" office:value-type="string" calcext:value-type="string">
            <text:p>Median - max</text:p>
          </table:table-cell>
          <table:table-cell table:style-name="ce62" office:value-type="string" calcext:value-type="string">
            <text:p>Max - max</text:p>
          </table:table-cell>
        </table:table-row>
        <table:table-row table:style-name="ro1">
          <table:table-cell table:style-name="ce42" office:value-type="float" office:value="0.01" calcext:value-type="float">
            <text:p>0,01</text:p>
          </table:table-cell>
          <table:table-cell table:style-name="ce47" office:value-type="float" office:value="26" calcext:value-type="float">
            <text:p>26</text:p>
          </table:table-cell>
          <table:table-cell table:style-name="ce53" office:value-type="float" office:value="-93.0779418506198" calcext:value-type="float">
            <text:p>-93,0779418506198</text:p>
          </table:table-cell>
          <table:table-cell table:style-name="ce57" office:value-type="percentage" office:value="1.02374898786053" calcext:value-type="percentage">
            <text:p>102,37 %</text:p>
          </table:table-cell>
          <table:table-cell table:style-name="ce63" office:value-type="float" office:value="11.1757866531807" calcext:value-type="float">
            <text:p>11,175786653180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68" calcext:value-type="float">
            <text:p>68</text:p>
          </table:table-cell>
          <table:table-cell office:value-type="float" office:value="-90.7109524290699" calcext:value-type="float">
            <text:p>-90,7109524290699</text:p>
          </table:table-cell>
          <table:table-cell office:value-type="percentage" office:value="0.997714860156274" calcext:value-type="percentage">
            <text:p>99,77 %</text:p>
          </table:table-cell>
          <table:table-cell office:value-type="float" office:value="217.704519424746" calcext:value-type="float">
            <text:p>217,70451942474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-25.6845916967223" calcext:value-type="float">
            <text:p>-25,6845916967223</text:p>
          </table:table-cell>
          <table:table-cell office:value-type="percentage" office:value="0.282500603583719" calcext:value-type="percentage">
            <text:p>28,25 %</text:p>
          </table:table-cell>
          <table:table-cell office:value-type="float" office:value="174.051121798965" calcext:value-type="float">
            <text:p>174,051121798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float" office:value="28" calcext:value-type="float">
            <text:p>28</text:p>
          </table:table-cell>
          <table:table-cell table:style-name="ce55" office:value-type="float" office:value="-92.3967462915961" calcext:value-type="float">
            <text:p>-92,3967462915961</text:p>
          </table:table-cell>
          <table:table-cell table:style-name="ce59" office:value-type="percentage" office:value="1.01625662984079" calcext:value-type="percentage">
            <text:p>101,63 %</text:p>
          </table:table-cell>
          <table:table-cell table:style-name="ce65" office:value-type="float" office:value="74.0533550304609" calcext:value-type="float">
            <text:p>74,0533550304609</text:p>
          </table:table-cell>
        </table:table-row>
        <table:table-row table:style-name="ro1">
          <table:table-cell table:style-name="ce44" office:value-type="string" calcext:value-type="string">
            <text:p>Summe Ergebnis</text:p>
          </table:table-cell>
          <table:table-cell table:style-name="ce50" office:value-type="float" office:value="147" calcext:value-type="float">
            <text:p>147</text:p>
          </table:table-cell>
          <table:table-cell table:style-name="ce56" office:value-type="float" office:value="-90.9187144058991" calcext:value-type="float">
            <text:p>-90,9187144058991</text:p>
          </table:table-cell>
          <table:table-cell table:style-name="ce60" office:value-type="percentage" office:value="1" calcext:value-type="percentage">
            <text:p>100,00 %</text:p>
          </table:table-cell>
          <table:table-cell table:style-name="ce66" office:value-type="float" office:value="217.704519424746" calcext:value-type="float">
            <text:p>217,704519424746</text:p>
          </table:table-cell>
        </table:table-row>
      </table:table>
      <table:named-expressions/>
      <table:database-ranges>
        <table:database-range table:name="__Anonymous_Sheet_DB__0" table:target-range-address="output.A1:output.AH13">
          <table:sort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1" table:target-range-address="output_2.A1:output_2.AT148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-Tabelle_Tabelle3_1'.A1:'Pivot-Tabelle_Tabelle3_1'.E7" table:buttons="'Pivot-Tabelle_Tabelle3_1'.A2 'Pivot-Tabelle_Tabelle3_1'.B1" table:show-filter-button="false">
          <table:source-cell-range table:cell-range-address="output_2.A1:output_2.AT14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lta_t" table:orientation="row" table:used-hierarchy="0" table:function="auto">
            <table:data-pilot-level table:show-empty="false" calcext:repeat-item-labels="false">
              <table:data-pilot-members>
                <table:data-pilot-member table:name="0,01" table:display="true" table:show-details="true"/>
                <table:data-pilot-member table:name="0,05" table:display="true" table:show-details="true"/>
                <table:data-pilot-member table:name="0,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count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gen" table:member-type="named" table:member-name="50"/>
          </table:data-pilot-field>
          <table:data-pilot-field table:source-field-name="max" table:orientation="data" table:used-hierarchy="0" table:function="max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.00.0000</text:date>, <text:time style:data-style-name="N2" text:time-value="11:32:08.8625876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6T19:43:08.669666315</dc:date>
    <meta:editing-duration>PT7H54M27S</meta:editing-duration>
    <meta:editing-cycles>3</meta:editing-cycles>
    <meta:generator>LibreOffice/6.4.4.2$Linux_X86_64 LibreOffice_project/40$Build-2</meta:generator>
    <meta:document-statistic meta:table-count="3" meta:cell-count="7231" meta:object-count="0"/>
  </office:meta>
</office:document-meta>
</file>